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5.6701in"/>
    </style:style>
    <style:style style:name="TableColumn3" style:family="table-column">
      <style:table-column-properties style:column-width="0.7479in"/>
    </style:style>
    <style:style style:name="TableColumn4" style:family="table-column">
      <style:table-column-properties style:column-width="0.825in"/>
    </style:style>
    <style:style style:name="TableColumn5" style:family="table-column">
      <style:table-column-properties style:column-width="0.75in"/>
    </style:style>
    <style:style style:name="TableColumn6" style:family="table-column">
      <style:table-column-properties style:column-width="0.7798in"/>
    </style:style>
    <style:style style:name="TableColumn7" style:family="table-column">
      <style:table-column-properties style:column-width="0.9527in"/>
    </style:style>
    <style:style style:name="Table1" style:family="table" style:master-page-name="MP0">
      <style:table-properties style:width="9.7256in" style:rel-width="100.08%" fo:margin-left="0in" table:align="left"/>
    </style:style>
    <style:style style:name="TableRow8" style:family="table-row">
      <style:table-row-properties style:min-row-height="0.1375in"/>
    </style:style>
    <style:style style:name="TableCell9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0" style:parent-style-name="Standaard" style:family="paragraph">
      <style:paragraph-properties fo:break-before="page" fo:text-align="center"/>
    </style:style>
    <style:style style:name="T11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2" style:family="table-row">
      <style:table-row-properties style:min-row-height="0.1375in"/>
    </style:style>
    <style:style style:name="TableCell13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4" style:parent-style-name="Default" style:family="paragraph">
      <style:paragraph-properties fo:margin-left="0.0236in">
        <style:tab-stops/>
      </style:paragraph-properties>
    </style:style>
    <style:style style:name="T15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16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17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18" style:family="table-row">
      <style:table-row-properties style:min-row-height="0.1375in"/>
    </style:style>
    <style:style style:name="TableCell1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21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22" style:parent-style-name="Standaardalinea-lettertype" style:family="text">
      <style:text-properties style:font-name="Arial" style:font-name-asian="Calibri" style:font-name-complex="Arial"/>
    </style:style>
    <style:style style:name="P23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2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5" style:parent-style-name="Standaard" style:family="paragraph">
      <style:paragraph-properties fo:text-align="center"/>
    </style:style>
    <style:style style:name="T2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7" style:parent-style-name="Standaard" style:family="paragraph">
      <style:paragraph-properties fo:text-align="center"/>
    </style:style>
    <style:style style:name="T2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0" style:parent-style-name="Standaard" style:family="paragraph">
      <style:paragraph-properties fo:text-align="center"/>
    </style:style>
    <style:style style:name="T3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32" style:parent-style-name="Standaard" style:family="paragraph">
      <style:paragraph-properties fo:text-align="center"/>
    </style:style>
    <style:style style:name="T3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5" style:parent-style-name="Standaard" style:family="paragraph">
      <style:paragraph-properties fo:text-align="center"/>
    </style:style>
    <style:style style:name="T3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3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38" style:parent-style-name="Standaard" style:family="paragraph">
      <style:paragraph-properties fo:text-align="center"/>
    </style:style>
    <style:style style:name="T3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40" style:family="table-row">
      <style:table-row-properties style:min-row-height="0.1375in"/>
    </style:style>
    <style:style style:name="P41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42" style:parent-style-name="Standaard" style:family="paragraph">
      <style:paragraph-properties fo:line-height="101%"/>
    </style:style>
    <style:style style:name="P43" style:parent-style-name="Standaard" style:family="paragraph">
      <style:paragraph-properties fo:line-height="101%"/>
    </style:style>
    <style:style style:name="TableCell4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4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48" style:parent-style-name="Standaard" style:family="paragraph">
      <style:paragraph-properties fo:line-height="101%"/>
    </style:style>
    <style:style style:name="TableRow49" style:family="table-row">
      <style:table-row-properties style:min-row-height="0.1909in"/>
    </style:style>
    <style:style style:name="TableCell5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1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1" style:parent-style-name="Standaard" style:family="paragraph">
      <style:paragraph-properties fo:text-align="center"/>
    </style:style>
    <style:style style:name="TableRow62" style:family="table-row">
      <style:table-row-properties style:min-row-height="0.1909in"/>
    </style:style>
    <style:style style:name="TableCell6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5" style:family="table-row">
      <style:table-row-properties style:min-row-height="0.1909in"/>
    </style:style>
    <style:style style:name="TableCell7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8" style:family="table-row">
      <style:table-row-properties style:min-row-height="0.1909in"/>
    </style:style>
    <style:style style:name="TableCell8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1" style:family="table-row">
      <style:table-row-properties style:min-row-height="0.1909in"/>
    </style:style>
    <style:style style:name="TableCell10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3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4" style:family="table-row">
      <style:table-row-properties style:min-row-height="0.1909in"/>
    </style:style>
    <style:style style:name="TableCell11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7" style:family="table-row">
      <style:table-row-properties style:min-row-height="0.1909in"/>
    </style:style>
    <style:style style:name="TableCell12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3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3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0" style:family="table-row">
      <style:table-row-properties style:min-row-height="0.1909in"/>
    </style:style>
    <style:style style:name="TableCell14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4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5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53" style:family="table-row">
      <style:table-row-properties style:min-row-height="0.1909in"/>
    </style:style>
    <style:style style:name="TableCell15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55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66" style:family="table-row">
      <style:table-row-properties style:min-row-height="0.1909in"/>
    </style:style>
    <style:style style:name="TableCell16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79" style:family="table-row">
      <style:table-row-properties style:min-row-height="0.1909in"/>
    </style:style>
    <style:style style:name="TableCell18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2" style:family="table-row">
      <style:table-row-properties style:min-row-height="0.1909in"/>
    </style:style>
    <style:style style:name="TableCell19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9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0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05" style:family="table-row">
      <style:table-row-properties style:min-row-height="0.1909in"/>
    </style:style>
    <style:style style:name="TableCell20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0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18" style:family="table-row">
      <style:table-row-properties style:min-row-height="0.1486in"/>
    </style:style>
    <style:style style:name="TableCell21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20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2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22" style:parent-style-name="Standaard" style:family="paragraph">
      <style:paragraph-properties fo:text-align="end"/>
    </style:style>
    <style:style style:name="T22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224" style:parent-style-name="Standaard" style:family="paragraph">
      <style:paragraph-properties fo:break-before="page" fo:margin-bottom="0.1111in" fo:line-height="103%"/>
    </style:style>
    <style:style style:name="TableColumn226" style:family="table-column">
      <style:table-column-properties style:column-width="5.6708in"/>
    </style:style>
    <style:style style:name="TableColumn227" style:family="table-column">
      <style:table-column-properties style:column-width="0.7479in"/>
    </style:style>
    <style:style style:name="TableColumn228" style:family="table-column">
      <style:table-column-properties style:column-width="0.825in"/>
    </style:style>
    <style:style style:name="TableColumn229" style:family="table-column">
      <style:table-column-properties style:column-width="0.75in"/>
    </style:style>
    <style:style style:name="TableColumn230" style:family="table-column">
      <style:table-column-properties style:column-width="0.7798in"/>
    </style:style>
    <style:style style:name="TableColumn231" style:family="table-column">
      <style:table-column-properties style:column-width="0.952in"/>
    </style:style>
    <style:style style:name="Table225" style:family="table">
      <style:table-properties style:width="9.7256in" style:rel-width="100.08%" fo:margin-left="0in" table:align="left"/>
    </style:style>
    <style:style style:name="TableRow232" style:family="table-row">
      <style:table-row-properties style:min-row-height="0.1375in"/>
    </style:style>
    <style:style style:name="TableCell233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234" style:parent-style-name="Standaard" style:family="paragraph">
      <style:paragraph-properties fo:text-align="center"/>
    </style:style>
    <style:style style:name="T235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236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237" style:family="table-row">
      <style:table-row-properties style:min-row-height="0.1375in"/>
    </style:style>
    <style:style style:name="TableCell238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239" style:parent-style-name="Default" style:family="paragraph">
      <style:paragraph-properties fo:margin-left="0.0236in">
        <style:tab-stops/>
      </style:paragraph-properties>
    </style:style>
    <style:style style:name="T240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241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242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243" style:family="table-row">
      <style:table-row-properties style:min-row-height="0.1375in"/>
    </style:style>
    <style:style style:name="TableCell24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45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246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247" style:parent-style-name="Standaardalinea-lettertype" style:family="text">
      <style:text-properties style:font-name="Arial" style:font-name-asian="Calibri" style:font-name-complex="Arial"/>
    </style:style>
    <style:style style:name="P248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24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50" style:parent-style-name="Standaard" style:family="paragraph">
      <style:paragraph-properties fo:text-align="center"/>
    </style:style>
    <style:style style:name="T25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52" style:parent-style-name="Standaard" style:family="paragraph">
      <style:paragraph-properties fo:text-align="center"/>
    </style:style>
    <style:style style:name="T25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5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55" style:parent-style-name="Standaard" style:family="paragraph">
      <style:paragraph-properties fo:text-align="center"/>
    </style:style>
    <style:style style:name="T25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57" style:parent-style-name="Standaard" style:family="paragraph">
      <style:paragraph-properties fo:text-align="center"/>
    </style:style>
    <style:style style:name="T25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5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60" style:parent-style-name="Standaard" style:family="paragraph">
      <style:paragraph-properties fo:text-align="center"/>
    </style:style>
    <style:style style:name="T26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6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63" style:parent-style-name="Standaard" style:family="paragraph">
      <style:paragraph-properties fo:text-align="center"/>
    </style:style>
    <style:style style:name="T26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265" style:family="table-row">
      <style:table-row-properties style:min-row-height="0.1375in"/>
    </style:style>
    <style:style style:name="P266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267" style:parent-style-name="Standaard" style:family="paragraph">
      <style:paragraph-properties fo:line-height="101%"/>
    </style:style>
    <style:style style:name="P268" style:parent-style-name="Standaard" style:family="paragraph">
      <style:paragraph-properties fo:line-height="101%"/>
    </style:style>
    <style:style style:name="TableCell26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7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27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72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273" style:parent-style-name="Standaard" style:family="paragraph">
      <style:paragraph-properties fo:line-height="101%"/>
    </style:style>
    <style:style style:name="TableRow274" style:family="table-row">
      <style:table-row-properties style:min-row-height="0.1909in"/>
    </style:style>
    <style:style style:name="TableCell27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76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27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7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8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86" style:parent-style-name="Standaard" style:family="paragraph">
      <style:paragraph-properties fo:text-align="center"/>
    </style:style>
    <style:style style:name="TableRow287" style:family="table-row">
      <style:table-row-properties style:min-row-height="0.1909in"/>
    </style:style>
    <style:style style:name="TableCell28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8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9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9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9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00" style:family="table-row">
      <style:table-row-properties style:min-row-height="0.1909in"/>
    </style:style>
    <style:style style:name="TableCell30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0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30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1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13" style:family="table-row">
      <style:table-row-properties style:min-row-height="0.1909in"/>
    </style:style>
    <style:style style:name="TableCell31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1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3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2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2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26" style:family="table-row">
      <style:table-row-properties style:min-row-height="0.1909in"/>
    </style:style>
    <style:style style:name="TableCell32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2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3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3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3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39" style:family="table-row">
      <style:table-row-properties style:min-row-height="0.1909in"/>
    </style:style>
    <style:style style:name="TableCell34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4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3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5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5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52" style:family="table-row">
      <style:table-row-properties style:min-row-height="0.1909in"/>
    </style:style>
    <style:style style:name="TableCell35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54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3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6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6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365" style:family="table-row">
      <style:table-row-properties style:min-row-height="0.1909in"/>
    </style:style>
    <style:style style:name="TableCell36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6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3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7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77" style:parent-style-name="Standaard" style:family="paragraph">
      <style:paragraph-properties fo:text-align="center"/>
    </style:style>
    <style:style style:name="TableRow378" style:family="table-row">
      <style:table-row-properties style:min-row-height="0.1909in"/>
    </style:style>
    <style:style style:name="TableCell37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8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3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8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390" style:parent-style-name="Standaard" style:family="paragraph">
      <style:paragraph-properties fo:text-align="center"/>
    </style:style>
    <style:style style:name="TableRow391" style:family="table-row">
      <style:table-row-properties style:min-row-height="0.1909in"/>
    </style:style>
    <style:style style:name="TableCell39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39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3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3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3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0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03" style:parent-style-name="Standaard" style:family="paragraph">
      <style:paragraph-properties fo:text-align="center"/>
    </style:style>
    <style:style style:name="TableRow404" style:family="table-row">
      <style:table-row-properties style:min-row-height="0.1486in"/>
    </style:style>
    <style:style style:name="TableCell40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06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4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08" style:parent-style-name="Standaard" style:family="paragraph">
      <style:paragraph-properties fo:text-align="end"/>
    </style:style>
    <style:style style:name="T409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410" style:parent-style-name="Standaard" style:family="paragraph">
      <style:paragraph-properties fo:break-before="page" fo:margin-bottom="0.1111in" fo:line-height="103%"/>
    </style:style>
    <style:style style:name="TableColumn412" style:family="table-column">
      <style:table-column-properties style:column-width="5.6645in"/>
    </style:style>
    <style:style style:name="TableColumn413" style:family="table-column">
      <style:table-column-properties style:column-width="0.7493in"/>
    </style:style>
    <style:style style:name="TableColumn414" style:family="table-column">
      <style:table-column-properties style:column-width="0.8263in"/>
    </style:style>
    <style:style style:name="TableColumn415" style:family="table-column">
      <style:table-column-properties style:column-width="0.7513in"/>
    </style:style>
    <style:style style:name="TableColumn416" style:family="table-column">
      <style:table-column-properties style:column-width="0.7805in"/>
    </style:style>
    <style:style style:name="TableColumn417" style:family="table-column">
      <style:table-column-properties style:column-width="0.9534in"/>
    </style:style>
    <style:style style:name="Table411" style:family="table">
      <style:table-properties style:width="9.7256in" style:rel-width="100.08%" fo:margin-left="0in" table:align="left"/>
    </style:style>
    <style:style style:name="TableRow418" style:family="table-row">
      <style:table-row-properties style:min-row-height="0.1375in"/>
    </style:style>
    <style:style style:name="TableCell419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420" style:parent-style-name="Standaard" style:family="paragraph">
      <style:paragraph-properties fo:text-align="center"/>
    </style:style>
    <style:style style:name="T421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422" style:family="table-row">
      <style:table-row-properties style:min-row-height="0.1375in"/>
    </style:style>
    <style:style style:name="TableCell423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424" style:parent-style-name="Default" style:family="paragraph">
      <style:paragraph-properties fo:margin-left="0.0236in">
        <style:tab-stops/>
      </style:paragraph-properties>
    </style:style>
    <style:style style:name="T425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426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427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428" style:family="table-row">
      <style:table-row-properties style:min-row-height="0.1375in"/>
    </style:style>
    <style:style style:name="TableCell42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430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431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432" style:parent-style-name="Standaardalinea-lettertype" style:family="text">
      <style:text-properties style:font-name="Arial" style:font-name-asian="Calibri" style:font-name-complex="Arial"/>
    </style:style>
    <style:style style:name="P433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43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435" style:parent-style-name="Standaard" style:family="paragraph">
      <style:paragraph-properties fo:text-align="center"/>
    </style:style>
    <style:style style:name="T43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437" style:parent-style-name="Standaard" style:family="paragraph">
      <style:paragraph-properties fo:text-align="center"/>
    </style:style>
    <style:style style:name="T43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43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440" style:parent-style-name="Standaard" style:family="paragraph">
      <style:paragraph-properties fo:text-align="center"/>
    </style:style>
    <style:style style:name="T44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442" style:parent-style-name="Standaard" style:family="paragraph">
      <style:paragraph-properties fo:text-align="center"/>
    </style:style>
    <style:style style:name="T44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44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445" style:parent-style-name="Standaard" style:family="paragraph">
      <style:paragraph-properties fo:text-align="center"/>
    </style:style>
    <style:style style:name="T44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44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448" style:parent-style-name="Standaard" style:family="paragraph">
      <style:paragraph-properties fo:text-align="center"/>
    </style:style>
    <style:style style:name="T44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450" style:family="table-row">
      <style:table-row-properties style:min-row-height="0.1375in"/>
    </style:style>
    <style:style style:name="P451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452" style:parent-style-name="Standaard" style:family="paragraph">
      <style:paragraph-properties fo:line-height="101%"/>
    </style:style>
    <style:style style:name="P453" style:parent-style-name="Standaard" style:family="paragraph">
      <style:paragraph-properties fo:line-height="101%"/>
    </style:style>
    <style:style style:name="TableCell45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5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45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45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458" style:parent-style-name="Standaard" style:family="paragraph">
      <style:paragraph-properties fo:line-height="101%"/>
    </style:style>
    <style:style style:name="TableRow459" style:family="table-row">
      <style:table-row-properties style:min-row-height="0.1909in"/>
    </style:style>
    <style:style style:name="TableCell46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6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46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71" style:parent-style-name="Standaard" style:family="paragraph">
      <style:paragraph-properties fo:text-align="center"/>
    </style:style>
    <style:style style:name="TableRow472" style:family="table-row">
      <style:table-row-properties style:min-row-height="0.1909in"/>
    </style:style>
    <style:style style:name="TableCell47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7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47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7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7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8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84" style:parent-style-name="Standaard" style:family="paragraph">
      <style:paragraph-properties fo:text-align="center"/>
    </style:style>
    <style:style style:name="TableRow485" style:family="table-row">
      <style:table-row-properties style:min-row-height="0.1909in"/>
    </style:style>
    <style:style style:name="TableCell48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48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48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8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4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49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497" style:parent-style-name="Standaard" style:family="paragraph">
      <style:paragraph-properties fo:text-align="center"/>
    </style:style>
    <style:style style:name="TableRow498" style:family="table-row">
      <style:table-row-properties style:min-row-height="0.1909in"/>
    </style:style>
    <style:style style:name="TableCell49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0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50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0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0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0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0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1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11" style:family="table-row">
      <style:table-row-properties style:min-row-height="0.1909in"/>
    </style:style>
    <style:style style:name="TableCell51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1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51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1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2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2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24" style:family="table-row">
      <style:table-row-properties style:min-row-height="0.1909in"/>
    </style:style>
    <style:style style:name="TableCell52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2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52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2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3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36" style:parent-style-name="Standaard" style:family="paragraph">
      <style:paragraph-properties fo:text-align="center"/>
    </style:style>
    <style:style style:name="TableRow537" style:family="table-row">
      <style:table-row-properties style:min-row-height="0.2013in"/>
    </style:style>
    <style:style style:name="TableCell53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53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5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54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4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550" style:family="table-row">
      <style:table-row-properties style:min-row-height="0.1486in"/>
    </style:style>
    <style:style style:name="TableCell55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552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5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554" style:parent-style-name="Standaard" style:family="paragraph">
      <style:paragraph-properties fo:text-align="end"/>
    </style:style>
    <style:style style:name="T555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556" style:parent-style-name="Standaard" style:family="paragraph">
      <style:paragraph-properties fo:break-before="page" fo:margin-bottom="0.1111in" fo:line-height="103%"/>
    </style:style>
    <style:style style:name="TableColumn558" style:family="table-column">
      <style:table-column-properties style:column-width="5.6659in"/>
    </style:style>
    <style:style style:name="TableColumn559" style:family="table-column">
      <style:table-column-properties style:column-width="0.7493in"/>
    </style:style>
    <style:style style:name="TableColumn560" style:family="table-column">
      <style:table-column-properties style:column-width="0.8256in"/>
    </style:style>
    <style:style style:name="TableColumn561" style:family="table-column">
      <style:table-column-properties style:column-width="0.7506in"/>
    </style:style>
    <style:style style:name="TableColumn562" style:family="table-column">
      <style:table-column-properties style:column-width="0.7805in"/>
    </style:style>
    <style:style style:name="TableColumn563" style:family="table-column">
      <style:table-column-properties style:column-width="0.9534in"/>
    </style:style>
    <style:style style:name="Table557" style:family="table">
      <style:table-properties style:width="9.7256in" style:rel-width="100.08%" fo:margin-left="0in" table:align="left"/>
    </style:style>
    <style:style style:name="TableRow564" style:family="table-row">
      <style:table-row-properties style:min-row-height="0.1375in"/>
    </style:style>
    <style:style style:name="TableCell565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566" style:parent-style-name="Standaard" style:family="paragraph">
      <style:paragraph-properties fo:text-align="center"/>
    </style:style>
    <style:style style:name="T567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568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569" style:family="table-row">
      <style:table-row-properties style:min-row-height="0.1375in"/>
    </style:style>
    <style:style style:name="TableCell570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571" style:parent-style-name="Default" style:family="paragraph">
      <style:paragraph-properties fo:margin-left="0.0236in">
        <style:tab-stops/>
      </style:paragraph-properties>
    </style:style>
    <style:style style:name="T572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573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574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575" style:family="table-row">
      <style:table-row-properties style:min-row-height="0.1375in"/>
    </style:style>
    <style:style style:name="TableCell57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77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578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579" style:parent-style-name="Standaardalinea-lettertype" style:family="text">
      <style:text-properties style:font-name="Arial" style:font-name-asian="Calibri" style:font-name-complex="Arial"/>
    </style:style>
    <style:style style:name="P580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58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82" style:parent-style-name="Standaard" style:family="paragraph">
      <style:paragraph-properties fo:text-align="center"/>
    </style:style>
    <style:style style:name="T58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584" style:parent-style-name="Standaard" style:family="paragraph">
      <style:paragraph-properties fo:text-align="center"/>
    </style:style>
    <style:style style:name="T58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8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87" style:parent-style-name="Standaard" style:family="paragraph">
      <style:paragraph-properties fo:text-align="center"/>
    </style:style>
    <style:style style:name="T58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589" style:parent-style-name="Standaard" style:family="paragraph">
      <style:paragraph-properties fo:text-align="center"/>
    </style:style>
    <style:style style:name="T59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9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92" style:parent-style-name="Standaard" style:family="paragraph">
      <style:paragraph-properties fo:text-align="center"/>
    </style:style>
    <style:style style:name="T59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59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595" style:parent-style-name="Standaard" style:family="paragraph">
      <style:paragraph-properties fo:text-align="center"/>
    </style:style>
    <style:style style:name="T59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597" style:family="table-row">
      <style:table-row-properties style:min-row-height="0.1375in"/>
    </style:style>
    <style:style style:name="P598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599" style:parent-style-name="Standaard" style:family="paragraph">
      <style:paragraph-properties fo:line-height="101%"/>
    </style:style>
    <style:style style:name="P600" style:parent-style-name="Standaard" style:family="paragraph">
      <style:paragraph-properties fo:line-height="101%"/>
    </style:style>
    <style:style style:name="TableCell60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602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60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60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605" style:parent-style-name="Standaard" style:family="paragraph">
      <style:paragraph-properties fo:line-height="101%"/>
    </style:style>
    <style:style style:name="TableRow606" style:family="table-row">
      <style:table-row-properties style:min-row-height="0.1909in"/>
    </style:style>
    <style:style style:name="TableCell60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08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6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1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18" style:parent-style-name="Standaard" style:family="paragraph">
      <style:paragraph-properties fo:text-align="center"/>
    </style:style>
    <style:style style:name="TableRow619" style:family="table-row">
      <style:table-row-properties style:min-row-height="0.1909in"/>
    </style:style>
    <style:style style:name="TableCell62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2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6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3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3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32" style:family="table-row">
      <style:table-row-properties style:min-row-height="0.1909in"/>
    </style:style>
    <style:style style:name="TableCell63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3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6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4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4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45" style:family="table-row">
      <style:table-row-properties style:min-row-height="0.1909in"/>
    </style:style>
    <style:style style:name="TableCell64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4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6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5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5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58" style:family="table-row">
      <style:table-row-properties style:min-row-height="0.1909in"/>
    </style:style>
    <style:style style:name="TableCell65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6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6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6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7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71" style:family="table-row">
      <style:table-row-properties style:min-row-height="0.1909in"/>
    </style:style>
    <style:style style:name="TableCell67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7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6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8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84" style:family="table-row">
      <style:table-row-properties style:min-row-height="0.1909in"/>
    </style:style>
    <style:style style:name="TableCell68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8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6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6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69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69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697" style:family="table-row">
      <style:table-row-properties style:min-row-height="0.1909in"/>
    </style:style>
    <style:style style:name="TableCell69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69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0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0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10" style:family="table-row">
      <style:table-row-properties style:min-row-height="0.1909in"/>
    </style:style>
    <style:style style:name="TableCell71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12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7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2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22" style:parent-style-name="Standaard" style:family="paragraph">
      <style:paragraph-properties fo:text-align="center"/>
    </style:style>
    <style:style style:name="TableRow723" style:family="table-row">
      <style:table-row-properties style:min-row-height="0.2013in"/>
    </style:style>
    <style:style style:name="TableCell72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2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3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3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3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36" style:family="table-row">
      <style:table-row-properties style:min-row-height="0.2013in"/>
    </style:style>
    <style:style style:name="TableCell73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3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4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4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4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49" style:family="table-row">
      <style:table-row-properties style:min-row-height="0.2013in"/>
    </style:style>
    <style:style style:name="TableCell75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5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5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5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6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6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62" style:family="table-row">
      <style:table-row-properties style:min-row-height="0.2013in"/>
    </style:style>
    <style:style style:name="TableCell76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6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6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7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7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7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7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7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75" style:family="table-row">
      <style:table-row-properties style:min-row-height="0.2013in"/>
    </style:style>
    <style:style style:name="TableCell77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7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8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8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8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78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788" style:family="table-row">
      <style:table-row-properties style:min-row-height="0.2013in"/>
    </style:style>
    <style:style style:name="TableCell78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79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7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7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79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0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01" style:family="table-row">
      <style:table-row-properties style:min-row-height="0.2013in"/>
    </style:style>
    <style:style style:name="TableCell80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0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8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1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1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1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1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814" style:family="table-row">
      <style:table-row-properties style:min-row-height="0.1486in"/>
    </style:style>
    <style:style style:name="TableCell81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16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8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18" style:parent-style-name="Standaard" style:family="paragraph">
      <style:paragraph-properties fo:text-align="end"/>
    </style:style>
    <style:style style:name="T819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820" style:parent-style-name="Standaard" style:family="paragraph">
      <style:paragraph-properties fo:break-before="page" fo:margin-bottom="0.1111in" fo:line-height="103%"/>
    </style:style>
    <style:style style:name="TableColumn822" style:family="table-column">
      <style:table-column-properties style:column-width="5.668in"/>
    </style:style>
    <style:style style:name="TableColumn823" style:family="table-column">
      <style:table-column-properties style:column-width="0.7486in"/>
    </style:style>
    <style:style style:name="TableColumn824" style:family="table-column">
      <style:table-column-properties style:column-width="0.8256in"/>
    </style:style>
    <style:style style:name="TableColumn825" style:family="table-column">
      <style:table-column-properties style:column-width="0.7506in"/>
    </style:style>
    <style:style style:name="TableColumn826" style:family="table-column">
      <style:table-column-properties style:column-width="0.7798in"/>
    </style:style>
    <style:style style:name="TableColumn827" style:family="table-column">
      <style:table-column-properties style:column-width="0.9527in"/>
    </style:style>
    <style:style style:name="Table821" style:family="table">
      <style:table-properties style:width="9.7256in" style:rel-width="100.08%" fo:margin-left="0in" table:align="left"/>
    </style:style>
    <style:style style:name="TableRow828" style:family="table-row">
      <style:table-row-properties style:min-row-height="0.1375in"/>
    </style:style>
    <style:style style:name="TableCell829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830" style:parent-style-name="Standaard" style:family="paragraph">
      <style:paragraph-properties fo:text-align="center"/>
    </style:style>
    <style:style style:name="T831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832" style:family="table-row">
      <style:table-row-properties style:min-row-height="0.1375in"/>
    </style:style>
    <style:style style:name="TableCell833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834" style:parent-style-name="Default" style:family="paragraph">
      <style:paragraph-properties fo:margin-left="0.0236in">
        <style:tab-stops/>
      </style:paragraph-properties>
    </style:style>
    <style:style style:name="T835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836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837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838" style:family="table-row">
      <style:table-row-properties style:min-row-height="0.1375in"/>
    </style:style>
    <style:style style:name="TableCell83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40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841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842" style:parent-style-name="Standaardalinea-lettertype" style:family="text">
      <style:text-properties style:font-name="Arial" style:font-name-asian="Calibri" style:font-name-complex="Arial"/>
    </style:style>
    <style:style style:name="P843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84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45" style:parent-style-name="Standaard" style:family="paragraph">
      <style:paragraph-properties fo:text-align="center"/>
    </style:style>
    <style:style style:name="T84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847" style:parent-style-name="Standaard" style:family="paragraph">
      <style:paragraph-properties fo:text-align="center"/>
    </style:style>
    <style:style style:name="T84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84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50" style:parent-style-name="Standaard" style:family="paragraph">
      <style:paragraph-properties fo:text-align="center"/>
    </style:style>
    <style:style style:name="T85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852" style:parent-style-name="Standaard" style:family="paragraph">
      <style:paragraph-properties fo:text-align="center"/>
    </style:style>
    <style:style style:name="T85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85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55" style:parent-style-name="Standaard" style:family="paragraph">
      <style:paragraph-properties fo:text-align="center"/>
    </style:style>
    <style:style style:name="T85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85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858" style:parent-style-name="Standaard" style:family="paragraph">
      <style:paragraph-properties fo:text-align="center"/>
    </style:style>
    <style:style style:name="T85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860" style:family="table-row">
      <style:table-row-properties style:min-row-height="0.1375in"/>
    </style:style>
    <style:style style:name="P861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862" style:parent-style-name="Standaard" style:family="paragraph">
      <style:paragraph-properties fo:line-height="101%"/>
    </style:style>
    <style:style style:name="P863" style:parent-style-name="Standaard" style:family="paragraph">
      <style:paragraph-properties fo:line-height="101%"/>
    </style:style>
    <style:style style:name="TableCell86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86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86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86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868" style:parent-style-name="Standaard" style:family="paragraph">
      <style:paragraph-properties fo:line-height="101%"/>
    </style:style>
    <style:style style:name="TableRow869" style:family="table-row">
      <style:table-row-properties style:min-row-height="0.1909in"/>
    </style:style>
    <style:style style:name="TableCell87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7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8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81" style:parent-style-name="Standaard" style:family="paragraph">
      <style:paragraph-properties fo:text-align="center"/>
    </style:style>
    <style:style style:name="TableRow882" style:family="table-row">
      <style:table-row-properties style:min-row-height="0.1909in"/>
    </style:style>
    <style:style style:name="TableCell88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8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8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89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894" style:parent-style-name="Standaard" style:family="paragraph">
      <style:paragraph-properties fo:text-align="center"/>
    </style:style>
    <style:style style:name="TableRow895" style:family="table-row">
      <style:table-row-properties style:min-row-height="0.1909in"/>
    </style:style>
    <style:style style:name="TableCell89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89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8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8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0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07" style:parent-style-name="Standaard" style:family="paragraph">
      <style:paragraph-properties fo:text-align="center"/>
    </style:style>
    <style:style style:name="TableRow908" style:family="table-row">
      <style:table-row-properties style:min-row-height="0.1909in"/>
    </style:style>
    <style:style style:name="TableCell90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1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9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1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20" style:parent-style-name="Standaard" style:family="paragraph">
      <style:paragraph-properties fo:text-align="center"/>
    </style:style>
    <style:style style:name="TableRow921" style:family="table-row">
      <style:table-row-properties style:min-row-height="0.1486in"/>
    </style:style>
    <style:style style:name="TableCell92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23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9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25" style:parent-style-name="Standaard" style:family="paragraph">
      <style:paragraph-properties fo:text-align="end"/>
    </style:style>
    <style:style style:name="T926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927" style:parent-style-name="Standaard" style:family="paragraph">
      <style:paragraph-properties fo:break-before="page" fo:margin-bottom="0.1111in" fo:line-height="101%"/>
      <style:text-properties fo:hyphenate="true"/>
    </style:style>
    <style:style style:name="TableColumn929" style:family="table-column">
      <style:table-column-properties style:column-width="5.6645in"/>
    </style:style>
    <style:style style:name="TableColumn930" style:family="table-column">
      <style:table-column-properties style:column-width="0.7493in"/>
    </style:style>
    <style:style style:name="TableColumn931" style:family="table-column">
      <style:table-column-properties style:column-width="0.8263in"/>
    </style:style>
    <style:style style:name="TableColumn932" style:family="table-column">
      <style:table-column-properties style:column-width="0.7513in"/>
    </style:style>
    <style:style style:name="TableColumn933" style:family="table-column">
      <style:table-column-properties style:column-width="0.7805in"/>
    </style:style>
    <style:style style:name="TableColumn934" style:family="table-column">
      <style:table-column-properties style:column-width="0.9534in"/>
    </style:style>
    <style:style style:name="Table928" style:family="table">
      <style:table-properties style:width="9.7256in" style:rel-width="100.08%" fo:margin-left="0in" table:align="left"/>
    </style:style>
    <style:style style:name="TableRow935" style:family="table-row">
      <style:table-row-properties style:min-row-height="0.1375in"/>
    </style:style>
    <style:style style:name="TableCell936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937" style:parent-style-name="Standaard" style:family="paragraph">
      <style:paragraph-properties fo:text-align="center"/>
    </style:style>
    <style:style style:name="T938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939" style:family="table-row">
      <style:table-row-properties style:min-row-height="0.1375in"/>
    </style:style>
    <style:style style:name="TableCell940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941" style:parent-style-name="Default" style:family="paragraph">
      <style:paragraph-properties fo:margin-left="0.0236in">
        <style:tab-stops/>
      </style:paragraph-properties>
    </style:style>
    <style:style style:name="T942" style:parent-style-name="Standaardalinea-lettertype" style:family="text">
      <style:text-properties style:font-name-asian="Calibri" fo:font-weight="bold" style:font-weight-asian="bold"/>
    </style:style>
    <style:style style:name="T943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/>
    </style:style>
    <style:style style:name="T944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945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/>
    </style:style>
    <style:style style:name="TableRow946" style:family="table-row">
      <style:table-row-properties style:min-row-height="0.1375in"/>
    </style:style>
    <style:style style:name="TableCell94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48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949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950" style:parent-style-name="Standaardalinea-lettertype" style:family="text">
      <style:text-properties style:font-name="Arial" style:font-name-asian="Calibri" style:font-name-complex="Arial"/>
    </style:style>
    <style:style style:name="P951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95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53" style:parent-style-name="Standaard" style:family="paragraph">
      <style:paragraph-properties fo:text-align="center"/>
    </style:style>
    <style:style style:name="T95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955" style:parent-style-name="Standaard" style:family="paragraph">
      <style:paragraph-properties fo:text-align="center"/>
    </style:style>
    <style:style style:name="T95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5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58" style:parent-style-name="Standaard" style:family="paragraph">
      <style:paragraph-properties fo:text-align="center"/>
    </style:style>
    <style:style style:name="T95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960" style:parent-style-name="Standaard" style:family="paragraph">
      <style:paragraph-properties fo:text-align="center"/>
    </style:style>
    <style:style style:name="T96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6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63" style:parent-style-name="Standaard" style:family="paragraph">
      <style:paragraph-properties fo:text-align="center"/>
    </style:style>
    <style:style style:name="T96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96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966" style:parent-style-name="Standaard" style:family="paragraph">
      <style:paragraph-properties fo:text-align="center"/>
    </style:style>
    <style:style style:name="T96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968" style:family="table-row">
      <style:table-row-properties style:min-row-height="0.1375in"/>
    </style:style>
    <style:style style:name="P969" style:parent-style-name="Standaard" style:family="paragraph">
      <style:text-properties style:font-name-asian="Calibri" fo:font-weight="bold" style:font-weight-asian="bold" fo:color="#000000"/>
    </style:style>
    <style:style style:name="P970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P971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Cell97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973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97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97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976" style:parent-style-name="Standaard" style:family="paragraph">
      <style:text-properties style:font-name="Arial" style:font-name-asian="Calibri" style:font-name-complex="Arial" fo:font-weight="bold" style:font-weight-asian="bold"/>
    </style:style>
    <style:style style:name="TableRow977" style:family="table-row">
      <style:table-row-properties style:min-row-height="0.1909in"/>
    </style:style>
    <style:style style:name="TableCell97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7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9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8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8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8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8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8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8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8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98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990" style:family="table-row">
      <style:table-row-properties style:min-row-height="0.1909in"/>
    </style:style>
    <style:style style:name="TableCell99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99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9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9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99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99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0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0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02" style:parent-style-name="Standaard" style:family="paragraph">
      <style:paragraph-properties fo:text-align="center"/>
    </style:style>
    <style:style style:name="T100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TableRow1004" style:family="table-row">
      <style:table-row-properties style:min-row-height="0.2013in"/>
    </style:style>
    <style:style style:name="TableCell100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0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1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1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17" style:family="table-row">
      <style:table-row-properties style:min-row-height="0.1909in"/>
    </style:style>
    <style:style style:name="TableCell101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1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2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2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030" style:family="table-row">
      <style:table-row-properties style:min-row-height="0.1486in"/>
    </style:style>
    <style:style style:name="TableCell103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32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0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34" style:parent-style-name="Standaard" style:family="paragraph">
      <style:paragraph-properties fo:text-align="end"/>
    </style:style>
    <style:style style:name="T1035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036" style:parent-style-name="Standaard" style:family="paragraph">
      <style:paragraph-properties fo:margin-bottom="0.1111in" fo:line-height="101%"/>
      <style:text-properties fo:hyphenate="true"/>
    </style:style>
    <style:style style:name="P1037" style:parent-style-name="Standaard" style:family="paragraph">
      <style:paragraph-properties fo:break-before="page" fo:margin-bottom="0.1111in" fo:line-height="103%"/>
    </style:style>
    <style:style style:name="TableColumn1039" style:family="table-column">
      <style:table-column-properties style:column-width="5.6659in"/>
    </style:style>
    <style:style style:name="TableColumn1040" style:family="table-column">
      <style:table-column-properties style:column-width="0.7493in"/>
    </style:style>
    <style:style style:name="TableColumn1041" style:family="table-column">
      <style:table-column-properties style:column-width="0.8256in"/>
    </style:style>
    <style:style style:name="TableColumn1042" style:family="table-column">
      <style:table-column-properties style:column-width="0.7506in"/>
    </style:style>
    <style:style style:name="TableColumn1043" style:family="table-column">
      <style:table-column-properties style:column-width="0.7805in"/>
    </style:style>
    <style:style style:name="TableColumn1044" style:family="table-column">
      <style:table-column-properties style:column-width="0.9534in"/>
    </style:style>
    <style:style style:name="Table1038" style:family="table">
      <style:table-properties style:width="9.7256in" style:rel-width="100.08%" fo:margin-left="0in" table:align="left"/>
    </style:style>
    <style:style style:name="TableRow1045" style:family="table-row">
      <style:table-row-properties style:min-row-height="0.1375in"/>
    </style:style>
    <style:style style:name="TableCell1046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047" style:parent-style-name="Standaard" style:family="paragraph">
      <style:paragraph-properties fo:text-align="center"/>
    </style:style>
    <style:style style:name="T1048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049" style:family="table-row">
      <style:table-row-properties style:min-row-height="0.1375in"/>
    </style:style>
    <style:style style:name="TableCell1050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051" style:parent-style-name="Default" style:family="paragraph">
      <style:paragraph-properties fo:margin-left="0.0236in">
        <style:tab-stops/>
      </style:paragraph-properties>
    </style:style>
    <style:style style:name="T1052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1053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1054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1055" style:family="table-row">
      <style:table-row-properties style:min-row-height="0.1375in"/>
    </style:style>
    <style:style style:name="TableCell105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057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1058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1059" style:parent-style-name="Standaardalinea-lettertype" style:family="text">
      <style:text-properties style:font-name="Arial" style:font-name-asian="Calibri" style:font-name-complex="Arial"/>
    </style:style>
    <style:style style:name="P1060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106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062" style:parent-style-name="Standaard" style:family="paragraph">
      <style:paragraph-properties fo:text-align="center"/>
    </style:style>
    <style:style style:name="T106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064" style:parent-style-name="Standaard" style:family="paragraph">
      <style:paragraph-properties fo:text-align="center"/>
    </style:style>
    <style:style style:name="T106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06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067" style:parent-style-name="Standaard" style:family="paragraph">
      <style:paragraph-properties fo:text-align="center"/>
    </style:style>
    <style:style style:name="T106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069" style:parent-style-name="Standaard" style:family="paragraph">
      <style:paragraph-properties fo:text-align="center"/>
    </style:style>
    <style:style style:name="T107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07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072" style:parent-style-name="Standaard" style:family="paragraph">
      <style:paragraph-properties fo:text-align="center"/>
    </style:style>
    <style:style style:name="T107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07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075" style:parent-style-name="Standaard" style:family="paragraph">
      <style:paragraph-properties fo:text-align="center"/>
    </style:style>
    <style:style style:name="T107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1077" style:family="table-row">
      <style:table-row-properties style:min-row-height="0.1375in"/>
    </style:style>
    <style:style style:name="P1078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1079" style:parent-style-name="Standaard" style:family="paragraph">
      <style:paragraph-properties fo:line-height="101%"/>
    </style:style>
    <style:style style:name="P1080" style:parent-style-name="Standaard" style:family="paragraph">
      <style:paragraph-properties fo:line-height="101%"/>
    </style:style>
    <style:style style:name="TableCell108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082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108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08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1085" style:parent-style-name="Standaard" style:family="paragraph">
      <style:paragraph-properties fo:line-height="101%"/>
    </style:style>
    <style:style style:name="TableRow1086" style:family="table-row">
      <style:table-row-properties style:min-row-height="0.1909in"/>
    </style:style>
    <style:style style:name="TableCell108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08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0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09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09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098" style:parent-style-name="Standaard" style:family="paragraph">
      <style:paragraph-properties fo:text-align="center"/>
    </style:style>
    <style:style style:name="TableRow1099" style:family="table-row">
      <style:table-row-properties style:min-row-height="0.1909in"/>
    </style:style>
    <style:style style:name="TableCell110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0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0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0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1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12" style:family="table-row">
      <style:table-row-properties style:min-row-height="0.1909in"/>
    </style:style>
    <style:style style:name="TableCell111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1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1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2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2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125" style:family="table-row">
      <style:table-row-properties style:min-row-height="0.1909in"/>
    </style:style>
    <style:style style:name="TableCell112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2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1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3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3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37" style:parent-style-name="Standaard" style:family="paragraph">
      <style:paragraph-properties fo:text-align="center"/>
    </style:style>
    <style:style style:name="TableRow1138" style:family="table-row">
      <style:table-row-properties style:min-row-height="0.1486in"/>
    </style:style>
    <style:style style:name="TableCell113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140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1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42" style:parent-style-name="Standaard" style:family="paragraph">
      <style:paragraph-properties fo:text-align="end"/>
    </style:style>
    <style:style style:name="T1143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144" style:parent-style-name="Standaard" style:family="paragraph">
      <style:paragraph-properties fo:break-before="page" fo:margin-bottom="0.1111in" fo:line-height="103%"/>
    </style:style>
    <style:style style:name="TableColumn1146" style:family="table-column">
      <style:table-column-properties style:column-width="5.6659in"/>
    </style:style>
    <style:style style:name="TableColumn1147" style:family="table-column">
      <style:table-column-properties style:column-width="0.7493in"/>
    </style:style>
    <style:style style:name="TableColumn1148" style:family="table-column">
      <style:table-column-properties style:column-width="0.8256in"/>
    </style:style>
    <style:style style:name="TableColumn1149" style:family="table-column">
      <style:table-column-properties style:column-width="0.7506in"/>
    </style:style>
    <style:style style:name="TableColumn1150" style:family="table-column">
      <style:table-column-properties style:column-width="0.7805in"/>
    </style:style>
    <style:style style:name="TableColumn1151" style:family="table-column">
      <style:table-column-properties style:column-width="0.9534in"/>
    </style:style>
    <style:style style:name="Table1145" style:family="table">
      <style:table-properties style:width="9.7256in" style:rel-width="100.08%" fo:margin-left="0in" table:align="left"/>
    </style:style>
    <style:style style:name="TableRow1152" style:family="table-row">
      <style:table-row-properties style:min-row-height="0.1375in"/>
    </style:style>
    <style:style style:name="TableCell1153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154" style:parent-style-name="Standaard" style:family="paragraph">
      <style:paragraph-properties fo:text-align="center"/>
    </style:style>
    <style:style style:name="T1155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156" style:family="table-row">
      <style:table-row-properties style:min-row-height="0.1375in"/>
    </style:style>
    <style:style style:name="TableCell1157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158" style:parent-style-name="Default" style:family="paragraph">
      <style:paragraph-properties fo:margin-left="0.0236in">
        <style:tab-stops/>
      </style:paragraph-properties>
    </style:style>
    <style:style style:name="T1159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1160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1161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1162" style:family="table-row">
      <style:table-row-properties style:min-row-height="0.1375in"/>
    </style:style>
    <style:style style:name="TableCell116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164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1165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1166" style:parent-style-name="Standaardalinea-lettertype" style:family="text">
      <style:text-properties style:font-name="Arial" style:font-name-asian="Calibri" style:font-name-complex="Arial"/>
    </style:style>
    <style:style style:name="P1167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116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169" style:parent-style-name="Standaard" style:family="paragraph">
      <style:paragraph-properties fo:text-align="center"/>
    </style:style>
    <style:style style:name="T117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171" style:parent-style-name="Standaard" style:family="paragraph">
      <style:paragraph-properties fo:text-align="center"/>
    </style:style>
    <style:style style:name="T117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17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174" style:parent-style-name="Standaard" style:family="paragraph">
      <style:paragraph-properties fo:text-align="center"/>
    </style:style>
    <style:style style:name="T117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176" style:parent-style-name="Standaard" style:family="paragraph">
      <style:paragraph-properties fo:text-align="center"/>
    </style:style>
    <style:style style:name="T117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17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179" style:parent-style-name="Standaard" style:family="paragraph">
      <style:paragraph-properties fo:text-align="center"/>
    </style:style>
    <style:style style:name="T118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18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182" style:parent-style-name="Standaard" style:family="paragraph">
      <style:paragraph-properties fo:text-align="center"/>
    </style:style>
    <style:style style:name="T1183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1184" style:family="table-row">
      <style:table-row-properties style:min-row-height="0.1375in"/>
    </style:style>
    <style:style style:name="P1185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1186" style:parent-style-name="Standaard" style:family="paragraph">
      <style:paragraph-properties fo:line-height="101%"/>
    </style:style>
    <style:style style:name="P1187" style:parent-style-name="Standaard" style:family="paragraph">
      <style:paragraph-properties fo:line-height="101%"/>
    </style:style>
    <style:style style:name="TableCell118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18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119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191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1192" style:parent-style-name="Standaard" style:family="paragraph">
      <style:paragraph-properties fo:line-height="101%"/>
    </style:style>
    <style:style style:name="TableRow1193" style:family="table-row">
      <style:table-row-properties style:min-row-height="0.1909in"/>
    </style:style>
    <style:style style:name="TableCell119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195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1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1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1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0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05" style:parent-style-name="Standaard" style:family="paragraph">
      <style:paragraph-properties fo:text-align="center"/>
    </style:style>
    <style:style style:name="TableRow1206" style:family="table-row">
      <style:table-row-properties style:min-row-height="0.1909in"/>
    </style:style>
    <style:style style:name="TableCell120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0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1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1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19" style:family="table-row">
      <style:table-row-properties style:min-row-height="0.1909in"/>
    </style:style>
    <style:style style:name="TableCell122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2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3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32" style:family="table-row">
      <style:table-row-properties style:min-row-height="0.1909in"/>
    </style:style>
    <style:style style:name="TableCell123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3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4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4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45" style:family="table-row">
      <style:table-row-properties style:min-row-height="0.1909in"/>
    </style:style>
    <style:style style:name="TableCell124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4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5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5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5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58" style:family="table-row">
      <style:table-row-properties style:min-row-height="0.1909in"/>
    </style:style>
    <style:style style:name="TableCell125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6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6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6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7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71" style:family="table-row">
      <style:table-row-properties style:min-row-height="0.1909in"/>
    </style:style>
    <style:style style:name="TableCell127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27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2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28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8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284" style:family="table-row">
      <style:table-row-properties style:min-row-height="0.1486in"/>
    </style:style>
    <style:style style:name="TableCell128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286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2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288" style:parent-style-name="Standaard" style:family="paragraph">
      <style:paragraph-properties fo:text-align="end"/>
    </style:style>
    <style:style style:name="T1289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290" style:parent-style-name="Standaard" style:family="paragraph">
      <style:paragraph-properties fo:break-before="page" fo:margin-bottom="0.1111in" fo:line-height="103%"/>
    </style:style>
    <style:style style:name="TableColumn1292" style:family="table-column">
      <style:table-column-properties style:column-width="5.6659in"/>
    </style:style>
    <style:style style:name="TableColumn1293" style:family="table-column">
      <style:table-column-properties style:column-width="0.7493in"/>
    </style:style>
    <style:style style:name="TableColumn1294" style:family="table-column">
      <style:table-column-properties style:column-width="0.8256in"/>
    </style:style>
    <style:style style:name="TableColumn1295" style:family="table-column">
      <style:table-column-properties style:column-width="0.7506in"/>
    </style:style>
    <style:style style:name="TableColumn1296" style:family="table-column">
      <style:table-column-properties style:column-width="0.7805in"/>
    </style:style>
    <style:style style:name="TableColumn1297" style:family="table-column">
      <style:table-column-properties style:column-width="0.9534in"/>
    </style:style>
    <style:style style:name="Table1291" style:family="table">
      <style:table-properties style:width="9.7256in" style:rel-width="100.08%" fo:margin-left="0in" table:align="left"/>
    </style:style>
    <style:style style:name="TableRow1298" style:family="table-row">
      <style:table-row-properties style:min-row-height="0.1375in"/>
    </style:style>
    <style:style style:name="TableCell1299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300" style:parent-style-name="Standaard" style:family="paragraph">
      <style:paragraph-properties fo:text-align="center"/>
    </style:style>
    <style:style style:name="T1301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302" style:family="table-row">
      <style:table-row-properties style:min-row-height="0.1375in"/>
    </style:style>
    <style:style style:name="TableCell1303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304" style:parent-style-name="Default" style:family="paragraph">
      <style:paragraph-properties fo:margin-left="0.0236in">
        <style:tab-stops/>
      </style:paragraph-properties>
    </style:style>
    <style:style style:name="T1305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1306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1307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1308" style:family="table-row">
      <style:table-row-properties style:min-row-height="0.1375in"/>
    </style:style>
    <style:style style:name="TableCell130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310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1311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1312" style:parent-style-name="Standaardalinea-lettertype" style:family="text">
      <style:text-properties style:font-name="Arial" style:font-name-asian="Calibri" style:font-name-complex="Arial"/>
    </style:style>
    <style:style style:name="P1313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131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315" style:parent-style-name="Standaard" style:family="paragraph">
      <style:paragraph-properties fo:text-align="center"/>
    </style:style>
    <style:style style:name="T131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317" style:parent-style-name="Standaard" style:family="paragraph">
      <style:paragraph-properties fo:text-align="center"/>
    </style:style>
    <style:style style:name="T131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319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320" style:parent-style-name="Standaard" style:family="paragraph">
      <style:paragraph-properties fo:text-align="center"/>
    </style:style>
    <style:style style:name="T132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322" style:parent-style-name="Standaard" style:family="paragraph">
      <style:paragraph-properties fo:text-align="center"/>
    </style:style>
    <style:style style:name="T132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32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325" style:parent-style-name="Standaard" style:family="paragraph">
      <style:paragraph-properties fo:text-align="center"/>
    </style:style>
    <style:style style:name="T132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32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328" style:parent-style-name="Standaard" style:family="paragraph">
      <style:paragraph-properties fo:text-align="center"/>
    </style:style>
    <style:style style:name="T1329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1330" style:family="table-row">
      <style:table-row-properties style:min-row-height="0.1375in"/>
    </style:style>
    <style:style style:name="P1331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1332" style:parent-style-name="Standaard" style:family="paragraph">
      <style:paragraph-properties fo:line-height="101%"/>
    </style:style>
    <style:style style:name="P1333" style:parent-style-name="Standaard" style:family="paragraph">
      <style:paragraph-properties fo:line-height="101%"/>
    </style:style>
    <style:style style:name="TableCell133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33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133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33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1338" style:parent-style-name="Standaard" style:family="paragraph">
      <style:paragraph-properties fo:line-height="101%"/>
    </style:style>
    <style:style style:name="TableRow1339" style:family="table-row">
      <style:table-row-properties style:min-row-height="0.1909in"/>
    </style:style>
    <style:style style:name="TableCell134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341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3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5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351" style:parent-style-name="Standaard" style:family="paragraph">
      <style:paragraph-properties fo:text-align="center"/>
    </style:style>
    <style:style style:name="TableRow1352" style:family="table-row">
      <style:table-row-properties style:min-row-height="0.1909in"/>
    </style:style>
    <style:style style:name="TableCell135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35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3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6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36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365" style:family="table-row">
      <style:table-row-properties style:min-row-height="0.1909in"/>
    </style:style>
    <style:style style:name="TableCell136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36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3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7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37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378" style:family="table-row">
      <style:table-row-properties style:min-row-height="0.1909in"/>
    </style:style>
    <style:style style:name="TableCell137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38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3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8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39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391" style:family="table-row">
      <style:table-row-properties style:min-row-height="0.1909in"/>
    </style:style>
    <style:style style:name="TableCell139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39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3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3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3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0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0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04" style:family="table-row">
      <style:table-row-properties style:min-row-height="0.1909in"/>
    </style:style>
    <style:style style:name="TableCell140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06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4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1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1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17" style:family="table-row">
      <style:table-row-properties style:min-row-height="0.1909in"/>
    </style:style>
    <style:style style:name="TableCell141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1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4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2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29" style:parent-style-name="Standaard" style:family="paragraph">
      <style:paragraph-properties fo:text-align="center"/>
    </style:style>
    <style:style style:name="TableRow1430" style:family="table-row">
      <style:table-row-properties style:min-row-height="0.1909in"/>
    </style:style>
    <style:style style:name="TableCell143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3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4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4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42" style:parent-style-name="Standaard" style:family="paragraph">
      <style:paragraph-properties fo:text-align="center"/>
    </style:style>
    <style:style style:name="TableRow1443" style:family="table-row">
      <style:table-row-properties style:min-row-height="0.2013in"/>
    </style:style>
    <style:style style:name="TableCell144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4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4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5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5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56" style:family="table-row">
      <style:table-row-properties style:min-row-height="0.1909in"/>
    </style:style>
    <style:style style:name="TableCell145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58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4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6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6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69" style:family="table-row">
      <style:table-row-properties style:min-row-height="0.1909in"/>
    </style:style>
    <style:style style:name="TableCell147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7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4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8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81" style:parent-style-name="Standaard" style:family="paragraph">
      <style:paragraph-properties fo:text-align="center"/>
    </style:style>
    <style:style style:name="TableRow1482" style:family="table-row">
      <style:table-row-properties style:min-row-height="0.1909in"/>
    </style:style>
    <style:style style:name="TableCell148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8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4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9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9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49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49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495" style:family="table-row">
      <style:table-row-properties style:min-row-height="0.1909in"/>
    </style:style>
    <style:style style:name="TableCell149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49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4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4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0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0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0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507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508" style:family="table-row">
      <style:table-row-properties style:min-row-height="0.1909in"/>
    </style:style>
    <style:style style:name="TableCell150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51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5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1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1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1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52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521" style:family="table-row">
      <style:table-row-properties style:min-row-height="0.1486in"/>
    </style:style>
    <style:style style:name="TableCell152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523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5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25" style:parent-style-name="Standaard" style:family="paragraph">
      <style:paragraph-properties fo:text-align="end"/>
    </style:style>
    <style:style style:name="T1526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527" style:parent-style-name="Standaard" style:family="paragraph">
      <style:paragraph-properties fo:break-before="page" fo:margin-bottom="0.1111in" fo:line-height="103%"/>
    </style:style>
    <style:style style:name="TableColumn1529" style:family="table-column">
      <style:table-column-properties style:column-width="5.6659in"/>
    </style:style>
    <style:style style:name="TableColumn1530" style:family="table-column">
      <style:table-column-properties style:column-width="0.7493in"/>
    </style:style>
    <style:style style:name="TableColumn1531" style:family="table-column">
      <style:table-column-properties style:column-width="0.8256in"/>
    </style:style>
    <style:style style:name="TableColumn1532" style:family="table-column">
      <style:table-column-properties style:column-width="0.7506in"/>
    </style:style>
    <style:style style:name="TableColumn1533" style:family="table-column">
      <style:table-column-properties style:column-width="0.7805in"/>
    </style:style>
    <style:style style:name="TableColumn1534" style:family="table-column">
      <style:table-column-properties style:column-width="0.9534in"/>
    </style:style>
    <style:style style:name="Table1528" style:family="table">
      <style:table-properties style:width="9.7256in" style:rel-width="100.08%" fo:margin-left="0in" table:align="left"/>
    </style:style>
    <style:style style:name="TableRow1535" style:family="table-row">
      <style:table-row-properties style:min-row-height="0.1375in"/>
    </style:style>
    <style:style style:name="TableCell1536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537" style:parent-style-name="Standaard" style:family="paragraph">
      <style:paragraph-properties fo:text-align="center"/>
    </style:style>
    <style:style style:name="T1538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539" style:family="table-row">
      <style:table-row-properties style:min-row-height="0.1375in"/>
    </style:style>
    <style:style style:name="TableCell1540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541" style:parent-style-name="Default" style:family="paragraph">
      <style:paragraph-properties fo:margin-left="0.0236in">
        <style:tab-stops/>
      </style:paragraph-properties>
    </style:style>
    <style:style style:name="T1542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1543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1544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1545" style:family="table-row">
      <style:table-row-properties style:min-row-height="0.1375in"/>
    </style:style>
    <style:style style:name="TableCell154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547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1548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1549" style:parent-style-name="Standaardalinea-lettertype" style:family="text">
      <style:text-properties style:font-name="Arial" style:font-name-asian="Calibri" style:font-name-complex="Arial"/>
    </style:style>
    <style:style style:name="P1550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155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552" style:parent-style-name="Standaard" style:family="paragraph">
      <style:paragraph-properties fo:text-align="center"/>
    </style:style>
    <style:style style:name="T155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554" style:parent-style-name="Standaard" style:family="paragraph">
      <style:paragraph-properties fo:text-align="center"/>
    </style:style>
    <style:style style:name="T1555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556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557" style:parent-style-name="Standaard" style:family="paragraph">
      <style:paragraph-properties fo:text-align="center"/>
    </style:style>
    <style:style style:name="T1558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559" style:parent-style-name="Standaard" style:family="paragraph">
      <style:paragraph-properties fo:text-align="center"/>
    </style:style>
    <style:style style:name="T1560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56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562" style:parent-style-name="Standaard" style:family="paragraph">
      <style:paragraph-properties fo:text-align="center"/>
    </style:style>
    <style:style style:name="T1563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56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565" style:parent-style-name="Standaard" style:family="paragraph">
      <style:paragraph-properties fo:text-align="center"/>
    </style:style>
    <style:style style:name="T156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1567" style:family="table-row">
      <style:table-row-properties style:min-row-height="0.1375in"/>
    </style:style>
    <style:style style:name="P1568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1569" style:parent-style-name="Standaard" style:family="paragraph">
      <style:paragraph-properties fo:line-height="101%"/>
    </style:style>
    <style:style style:name="P1570" style:parent-style-name="Standaard" style:family="paragraph">
      <style:paragraph-properties fo:line-height="101%"/>
    </style:style>
    <style:style style:name="TableCell1571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572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1573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574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1575" style:parent-style-name="Standaard" style:family="paragraph">
      <style:paragraph-properties fo:line-height="101%"/>
    </style:style>
    <style:style style:name="TableRow1576" style:family="table-row">
      <style:table-row-properties style:min-row-height="0.1909in"/>
    </style:style>
    <style:style style:name="TableCell157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57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5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8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588" style:parent-style-name="Standaard" style:family="paragraph">
      <style:paragraph-properties fo:text-align="center"/>
    </style:style>
    <style:style style:name="TableRow1589" style:family="table-row">
      <style:table-row-properties style:min-row-height="0.1909in"/>
    </style:style>
    <style:style style:name="TableCell159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59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5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5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5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0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01" style:parent-style-name="Standaard" style:family="paragraph">
      <style:paragraph-properties fo:text-align="center"/>
    </style:style>
    <style:style style:name="TableRow1602" style:family="table-row">
      <style:table-row-properties style:min-row-height="0.1909in"/>
    </style:style>
    <style:style style:name="TableCell160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0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1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14" style:parent-style-name="Standaard" style:family="paragraph">
      <style:paragraph-properties fo:text-align="center"/>
    </style:style>
    <style:style style:name="TableRow1615" style:family="table-row">
      <style:table-row-properties style:min-row-height="0.1909in"/>
    </style:style>
    <style:style style:name="TableCell161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1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2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27" style:parent-style-name="Standaard" style:family="paragraph">
      <style:paragraph-properties fo:text-align="center"/>
    </style:style>
    <style:style style:name="TableRow1628" style:family="table-row">
      <style:table-row-properties style:min-row-height="0.1909in"/>
    </style:style>
    <style:style style:name="TableCell162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30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3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40" style:parent-style-name="Standaard" style:family="paragraph">
      <style:paragraph-properties fo:text-align="center"/>
    </style:style>
    <style:style style:name="TableRow1641" style:family="table-row">
      <style:table-row-properties style:min-row-height="0.1909in"/>
    </style:style>
    <style:style style:name="TableCell164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4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5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53" style:parent-style-name="Standaard" style:family="paragraph">
      <style:paragraph-properties fo:text-align="center"/>
    </style:style>
    <style:style style:name="TableRow1654" style:family="table-row">
      <style:table-row-properties style:min-row-height="0.1909in"/>
    </style:style>
    <style:style style:name="TableCell165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5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6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66" style:parent-style-name="Standaard" style:family="paragraph">
      <style:paragraph-properties fo:text-align="center"/>
    </style:style>
    <style:style style:name="TableRow1667" style:family="table-row">
      <style:table-row-properties style:min-row-height="0.1909in"/>
    </style:style>
    <style:style style:name="TableCell166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6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7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79" style:parent-style-name="Standaard" style:family="paragraph">
      <style:paragraph-properties fo:text-align="center"/>
    </style:style>
    <style:style style:name="TableRow1680" style:family="table-row">
      <style:table-row-properties style:min-row-height="0.1909in"/>
    </style:style>
    <style:style style:name="TableCell168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8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8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9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9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692" style:parent-style-name="Standaard" style:family="paragraph">
      <style:paragraph-properties fo:text-align="center"/>
    </style:style>
    <style:style style:name="TableRow1693" style:family="table-row">
      <style:table-row-properties style:min-row-height="0.1909in"/>
    </style:style>
    <style:style style:name="TableCell169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69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6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6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6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0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0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0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05" style:parent-style-name="Standaard" style:family="paragraph">
      <style:paragraph-properties fo:text-align="center"/>
    </style:style>
    <style:style style:name="TableRow1706" style:family="table-row">
      <style:table-row-properties style:min-row-height="0.1909in"/>
    </style:style>
    <style:style style:name="TableCell170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70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7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1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1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1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18" style:parent-style-name="Standaard" style:family="paragraph">
      <style:paragraph-properties fo:text-align="center"/>
    </style:style>
    <style:style style:name="TableRow1719" style:family="table-row">
      <style:table-row-properties style:min-row-height="0.1909in"/>
    </style:style>
    <style:style style:name="TableCell172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72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7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2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2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3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31" style:parent-style-name="Standaard" style:family="paragraph">
      <style:paragraph-properties fo:text-align="center"/>
    </style:style>
    <style:style style:name="TableRow1732" style:family="table-row">
      <style:table-row-properties style:min-row-height="0.1909in"/>
    </style:style>
    <style:style style:name="TableCell173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734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7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4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4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74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44" style:parent-style-name="Standaard" style:family="paragraph">
      <style:paragraph-properties fo:text-align="center"/>
    </style:style>
    <style:style style:name="TableRow1745" style:family="table-row">
      <style:table-row-properties style:min-row-height="0.1486in"/>
    </style:style>
    <style:style style:name="TableCell174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747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7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749" style:parent-style-name="Standaard" style:family="paragraph">
      <style:paragraph-properties fo:text-align="end"/>
    </style:style>
    <style:style style:name="T1750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751" style:parent-style-name="Standaard" style:family="paragraph">
      <style:paragraph-properties fo:break-before="page" fo:margin-bottom="0.1111in" fo:line-height="103%"/>
    </style:style>
    <style:style style:name="TableColumn1753" style:family="table-column">
      <style:table-column-properties style:column-width="5.6666in"/>
    </style:style>
    <style:style style:name="TableColumn1754" style:family="table-column">
      <style:table-column-properties style:column-width="0.7486in"/>
    </style:style>
    <style:style style:name="TableColumn1755" style:family="table-column">
      <style:table-column-properties style:column-width="0.8256in"/>
    </style:style>
    <style:style style:name="TableColumn1756" style:family="table-column">
      <style:table-column-properties style:column-width="0.7506in"/>
    </style:style>
    <style:style style:name="TableColumn1757" style:family="table-column">
      <style:table-column-properties style:column-width="0.7805in"/>
    </style:style>
    <style:style style:name="TableColumn1758" style:family="table-column">
      <style:table-column-properties style:column-width="0.9534in"/>
    </style:style>
    <style:style style:name="Table1752" style:family="table">
      <style:table-properties style:width="9.7256in" style:rel-width="100.08%" fo:margin-left="0in" table:align="left"/>
    </style:style>
    <style:style style:name="TableRow1759" style:family="table-row">
      <style:table-row-properties style:min-row-height="0.1375in"/>
    </style:style>
    <style:style style:name="TableCell1760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761" style:parent-style-name="Standaard" style:family="paragraph">
      <style:paragraph-properties fo:text-align="center"/>
    </style:style>
    <style:style style:name="T1762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1763" style:family="table-row">
      <style:table-row-properties style:min-row-height="0.1375in"/>
    </style:style>
    <style:style style:name="TableCell1764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1765" style:parent-style-name="Default" style:family="paragraph">
      <style:paragraph-properties fo:margin-left="0.0236in">
        <style:tab-stops/>
      </style:paragraph-properties>
    </style:style>
    <style:style style:name="T1766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1767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1768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1769" style:family="table-row">
      <style:table-row-properties style:min-row-height="0.1375in"/>
    </style:style>
    <style:style style:name="TableCell177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771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1772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1773" style:parent-style-name="Standaardalinea-lettertype" style:family="text">
      <style:text-properties style:font-name="Arial" style:font-name-asian="Calibri" style:font-name-complex="Arial"/>
    </style:style>
    <style:style style:name="P1774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177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776" style:parent-style-name="Standaard" style:family="paragraph">
      <style:paragraph-properties fo:text-align="center"/>
    </style:style>
    <style:style style:name="T177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778" style:parent-style-name="Standaard" style:family="paragraph">
      <style:paragraph-properties fo:text-align="center"/>
    </style:style>
    <style:style style:name="T177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780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781" style:parent-style-name="Standaard" style:family="paragraph">
      <style:paragraph-properties fo:text-align="center"/>
    </style:style>
    <style:style style:name="T1782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1783" style:parent-style-name="Standaard" style:family="paragraph">
      <style:paragraph-properties fo:text-align="center"/>
    </style:style>
    <style:style style:name="T178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78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786" style:parent-style-name="Standaard" style:family="paragraph">
      <style:paragraph-properties fo:text-align="center"/>
    </style:style>
    <style:style style:name="T1787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1788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1789" style:parent-style-name="Standaard" style:family="paragraph">
      <style:paragraph-properties fo:text-align="center"/>
    </style:style>
    <style:style style:name="T1790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1791" style:family="table-row">
      <style:table-row-properties style:min-row-height="0.1375in"/>
    </style:style>
    <style:style style:name="P1792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1793" style:parent-style-name="Standaard" style:family="paragraph">
      <style:paragraph-properties fo:line-height="101%"/>
    </style:style>
    <style:style style:name="P1794" style:parent-style-name="Standaard" style:family="paragraph">
      <style:paragraph-properties fo:line-height="101%"/>
    </style:style>
    <style:style style:name="TableCell179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796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179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1798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1799" style:parent-style-name="Standaard" style:family="paragraph">
      <style:paragraph-properties fo:line-height="101%"/>
    </style:style>
    <style:style style:name="TableRow1800" style:family="table-row">
      <style:table-row-properties style:min-row-height="0.1909in"/>
    </style:style>
    <style:style style:name="TableCell180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02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80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0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1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812" style:parent-style-name="Standaard" style:family="paragraph">
      <style:paragraph-properties fo:text-align="center"/>
    </style:style>
    <style:style style:name="TableRow1813" style:family="table-row">
      <style:table-row-properties style:min-row-height="0.1909in"/>
    </style:style>
    <style:style style:name="TableCell181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15" style:parent-style-name="Geenafstand" style:family="paragraph">
      <style:text-properties style:font-name="Arial" style:font-name-complex="Arial" fo:font-size="12pt" style:font-size-asian="12pt" style:font-size-complex="10pt" fo:language="nl" fo:country="BE"/>
    </style:style>
    <style:style style:name="TableCell181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1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2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825" style:parent-style-name="Standaard" style:family="paragraph">
      <style:paragraph-properties fo:text-align="center"/>
    </style:style>
    <style:style style:name="TableRow1826" style:family="table-row">
      <style:table-row-properties style:min-row-height="0.1909in"/>
    </style:style>
    <style:style style:name="TableCell182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T1828" style:parent-style-name="Standaardalinea-lettertype" style:family="text">
      <style:text-properties style:font-name="Arial" style:font-name-complex="Arial" fo:font-size="12pt" style:font-size-asian="12pt" style:font-size-complex="10pt" fo:language="nl" fo:country="BE"/>
    </style:style>
    <style:style style:name="TableCell182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3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3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838" style:parent-style-name="Standaard" style:family="paragraph">
      <style:paragraph-properties fo:text-align="center"/>
    </style:style>
    <style:style style:name="TableRow1839" style:family="table-row">
      <style:table-row-properties style:min-row-height="0.1909in"/>
    </style:style>
    <style:style style:name="TableCell184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41" style:parent-style-name="Geenafstand" style:family="paragraph">
      <style:text-properties style:font-name="Arial" style:font-name-complex="Arial" fo:font-size="12pt" style:font-size-asian="12pt" style:font-size-complex="10pt" fo:language="nl" fo:country="BE"/>
    </style:style>
    <style:style style:name="TableCell18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5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851" style:parent-style-name="Standaard" style:family="paragraph">
      <style:paragraph-properties fo:text-align="center"/>
    </style:style>
    <style:style style:name="TableRow1852" style:family="table-row">
      <style:table-row-properties style:min-row-height="0.1909in"/>
    </style:style>
    <style:style style:name="TableCell185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54" style:parent-style-name="Geenafstand" style:family="paragraph">
      <style:text-properties style:font-name="Arial" style:font-name-complex="Arial" fo:font-size="12pt" style:font-size-asian="12pt" style:font-size-complex="10pt" fo:language="nl" fo:country="BE"/>
    </style:style>
    <style:style style:name="TableCell18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6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864" style:parent-style-name="Standaard" style:family="paragraph">
      <style:paragraph-properties fo:text-align="center"/>
    </style:style>
    <style:style style:name="TableRow1865" style:family="table-row">
      <style:table-row-properties style:min-row-height="0.1909in"/>
    </style:style>
    <style:style style:name="TableCell186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67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8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7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877" style:parent-style-name="Standaard" style:family="paragraph">
      <style:paragraph-properties fo:text-align="center"/>
    </style:style>
    <style:style style:name="TableRow1878" style:family="table-row">
      <style:table-row-properties style:min-row-height="0.1909in"/>
    </style:style>
    <style:style style:name="TableCell187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80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18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8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8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8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89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891" style:family="table-row">
      <style:table-row-properties style:min-row-height="0.1909in"/>
    </style:style>
    <style:style style:name="TableCell189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89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8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8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8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0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0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0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0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04" style:family="table-row">
      <style:table-row-properties style:min-row-height="0.1909in"/>
    </style:style>
    <style:style style:name="TableCell190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90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9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1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1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1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1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17" style:family="table-row">
      <style:table-row-properties style:min-row-height="0.1909in"/>
    </style:style>
    <style:style style:name="TableCell191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91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9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2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2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2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2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30" style:family="table-row">
      <style:table-row-properties style:min-row-height="0.1909in"/>
    </style:style>
    <style:style style:name="TableCell193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93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9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3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4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4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4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43" style:family="table-row">
      <style:table-row-properties style:min-row-height="0.1909in"/>
    </style:style>
    <style:style style:name="TableCell194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94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9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5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5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5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5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56" style:family="table-row">
      <style:table-row-properties style:min-row-height="0.1909in"/>
    </style:style>
    <style:style style:name="TableCell195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958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9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6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6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6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68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69" style:family="table-row">
      <style:table-row-properties style:min-row-height="0.1909in"/>
    </style:style>
    <style:style style:name="TableCell197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197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19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7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7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198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8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1982" style:family="table-row">
      <style:table-row-properties style:min-row-height="0.1486in"/>
    </style:style>
    <style:style style:name="TableCell198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1984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19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1986" style:parent-style-name="Standaard" style:family="paragraph">
      <style:paragraph-properties fo:text-align="end"/>
    </style:style>
    <style:style style:name="T1987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  <style:style style:name="P1988" style:parent-style-name="Standaard" style:family="paragraph">
      <style:paragraph-properties fo:break-before="page" fo:margin-bottom="0.1111in" fo:line-height="103%"/>
    </style:style>
    <style:style style:name="TableColumn1990" style:family="table-column">
      <style:table-column-properties style:column-width="5.6666in"/>
    </style:style>
    <style:style style:name="TableColumn1991" style:family="table-column">
      <style:table-column-properties style:column-width="0.7486in"/>
    </style:style>
    <style:style style:name="TableColumn1992" style:family="table-column">
      <style:table-column-properties style:column-width="0.8256in"/>
    </style:style>
    <style:style style:name="TableColumn1993" style:family="table-column">
      <style:table-column-properties style:column-width="0.7506in"/>
    </style:style>
    <style:style style:name="TableColumn1994" style:family="table-column">
      <style:table-column-properties style:column-width="0.7805in"/>
    </style:style>
    <style:style style:name="TableColumn1995" style:family="table-column">
      <style:table-column-properties style:column-width="0.9534in"/>
    </style:style>
    <style:style style:name="Table1989" style:family="table">
      <style:table-properties style:width="9.7256in" style:rel-width="100.08%" fo:margin-left="0in" table:align="left"/>
    </style:style>
    <style:style style:name="TableRow1996" style:family="table-row">
      <style:table-row-properties style:min-row-height="0.1375in"/>
    </style:style>
    <style:style style:name="TableCell1997" style:family="table-cell">
      <style:table-cell-properties fo:border="0.0069in solid #000000" fo:background-color="#948A54" style:writing-mode="lr-tb" style:vertical-align="middle" fo:padding-top="0in" fo:padding-left="0.075in" fo:padding-bottom="0in" fo:padding-right="0.075in"/>
    </style:style>
    <style:style style:name="P1998" style:parent-style-name="Standaard" style:family="paragraph">
      <style:paragraph-properties fo:text-align="center"/>
    </style:style>
    <style:style style:name="T1999" style:parent-style-name="Standaardalinea-lettertype" style:family="text">
      <style:text-properties style:font-name="Arial" style:font-name-asian="Calibri" style:font-name-complex="Arial" fo:font-weight="bold" style:font-weight-asian="bold" fo:font-size="16pt" style:font-size-asian="16pt" style:font-size-complex="11pt"/>
    </style:style>
    <style:style style:name="TableRow2000" style:family="table-row">
      <style:table-row-properties style:min-row-height="0.1375in"/>
    </style:style>
    <style:style style:name="TableCell2001" style:family="table-cell">
      <style:table-cell-properties fo:border="0.0069in solid #000000" fo:background-color="#C4BC96" style:writing-mode="lr-tb" style:vertical-align="middle" fo:padding-top="0in" fo:padding-left="0.075in" fo:padding-bottom="0in" fo:padding-right="0.075in"/>
    </style:style>
    <style:style style:name="P2002" style:parent-style-name="Default" style:family="paragraph">
      <style:paragraph-properties fo:margin-left="0.0236in">
        <style:tab-stops/>
      </style:paragraph-properties>
    </style:style>
    <style:style style:name="T2003" style:parent-style-name="Standaardalinea-lettertype" style:family="text">
      <style:text-properties style:font-name-asian="Calibri" fo:font-weight="bold" style:font-weight-asian="bold" style:language-asian="en" style:country-asian="US"/>
    </style:style>
    <style:style style:name="T2004" style:parent-style-name="Standaardalinea-lettertype" style:family="text">
      <style:text-properties style:font-name="Calibri" style:font-name-asian="Calibri" style:font-name-complex="Times New Roman" fo:font-weight="bold" style:font-weight-asian="bold" fo:font-size="11pt" style:font-size-asian="11pt" style:font-size-complex="11pt" style:language-asian="en" style:country-asian="US"/>
    </style:style>
    <style:style style:name="P2005" style:parent-style-name="Default" style:family="paragraph">
      <style:paragraph-properties fo:margin-left="0.5159in">
        <style:tab-stops/>
      </style:paragraph-properties>
      <style:text-properties style:font-name-asian="Calibri" fo:font-weight="bold" style:font-weight-asian="bold" style:language-asian="en" style:country-asian="US"/>
    </style:style>
    <style:style style:name="TableRow2006" style:family="table-row">
      <style:table-row-properties style:min-row-height="0.1375in"/>
    </style:style>
    <style:style style:name="TableCell200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08" style:parent-style-name="Standaard" style:family="paragraph">
      <style:paragraph-properties>
        <style:tab-stops>
          <style:tab-stop style:type="left" style:position="1.575in"/>
        </style:tab-stops>
      </style:paragraph-properties>
    </style:style>
    <style:style style:name="T2009" style:parent-style-name="Standaardalinea-lettertype" style:family="text">
      <style:text-properties style:font-name="Arial" style:font-name-asian="Calibri" style:font-name-complex="Arial" fo:font-weight="bold" style:font-weight-asian="bold"/>
    </style:style>
    <style:style style:name="T2010" style:parent-style-name="Standaardalinea-lettertype" style:family="text">
      <style:text-properties style:font-name="Arial" style:font-name-asian="Calibri" style:font-name-complex="Arial"/>
    </style:style>
    <style:style style:name="P2011" style:parent-style-name="Standaard" style:family="paragraph">
      <style:paragraph-properties fo:margin-left="0.5159in">
        <style:tab-stops>
          <style:tab-stop style:type="left" style:position="1.059in"/>
        </style:tab-stops>
      </style:paragraph-properties>
      <style:text-properties style:font-name-asian="Calibri" fo:font-weight="bold" style:font-weight-asian="bold" fo:color="#000000"/>
    </style:style>
    <style:style style:name="TableCell201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13" style:parent-style-name="Standaard" style:family="paragraph">
      <style:paragraph-properties fo:text-align="center"/>
    </style:style>
    <style:style style:name="T201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015" style:parent-style-name="Standaard" style:family="paragraph">
      <style:paragraph-properties fo:text-align="center"/>
    </style:style>
    <style:style style:name="T2016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017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18" style:parent-style-name="Standaard" style:family="paragraph">
      <style:paragraph-properties fo:text-align="center"/>
    </style:style>
    <style:style style:name="T2019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P2020" style:parent-style-name="Standaard" style:family="paragraph">
      <style:paragraph-properties fo:text-align="center"/>
    </style:style>
    <style:style style:name="T2021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02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23" style:parent-style-name="Standaard" style:family="paragraph">
      <style:paragraph-properties fo:text-align="center"/>
    </style:style>
    <style:style style:name="T2024" style:parent-style-name="Standaardalinea-lettertype" style:family="text">
      <style:text-properties style:font-name="Arial" style:font-name-asian="Calibri" style:font-name-complex="Arial" fo:font-weight="bold" style:font-weight-asian="bold" style:font-size-complex="11pt"/>
    </style:style>
    <style:style style:name="TableCell2025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P2026" style:parent-style-name="Standaard" style:family="paragraph">
      <style:paragraph-properties fo:text-align="center"/>
    </style:style>
    <style:style style:name="T2027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Row2028" style:family="table-row">
      <style:table-row-properties style:min-row-height="0.1375in"/>
    </style:style>
    <style:style style:name="P2029" style:parent-style-name="Standaard" style:family="paragraph">
      <style:paragraph-properties fo:line-height="101%"/>
      <style:text-properties style:font-name-asian="Calibri" fo:font-weight="bold" style:font-weight-asian="bold" fo:color="#000000"/>
    </style:style>
    <style:style style:name="P2030" style:parent-style-name="Standaard" style:family="paragraph">
      <style:paragraph-properties fo:line-height="101%"/>
    </style:style>
    <style:style style:name="P2031" style:parent-style-name="Standaard" style:family="paragraph">
      <style:paragraph-properties fo:line-height="101%"/>
    </style:style>
    <style:style style:name="TableCell2032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033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TableCell2034" style:family="table-cell">
      <style:table-cell-properties fo:border="0.0069in solid #000000" fo:background-color="#DDD9C3" style:writing-mode="lr-tb" style:vertical-align="middle" fo:padding-top="0in" fo:padding-left="0.075in" fo:padding-bottom="0in" fo:padding-right="0.075in"/>
    </style:style>
    <style:style style:name="T2035" style:parent-style-name="Standaardalinea-lettertype" style:family="text">
      <style:text-properties style:font-name="Arial" style:font-name-asian="Calibri" style:font-name-complex="Arial" fo:font-weight="bold" style:font-weight-asian="bold" fo:font-size="9pt" style:font-size-asian="9pt" style:font-size-complex="11pt"/>
    </style:style>
    <style:style style:name="P2036" style:parent-style-name="Standaard" style:family="paragraph">
      <style:paragraph-properties fo:line-height="101%"/>
    </style:style>
    <style:style style:name="TableRow2037" style:family="table-row">
      <style:table-row-properties style:min-row-height="0.1909in"/>
    </style:style>
    <style:style style:name="TableCell203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039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204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4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4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4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4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049" style:parent-style-name="Standaard" style:family="paragraph">
      <style:paragraph-properties fo:text-align="center"/>
    </style:style>
    <style:style style:name="TableRow2050" style:family="table-row">
      <style:table-row-properties style:min-row-height="0.1909in"/>
    </style:style>
    <style:style style:name="TableCell2051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052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05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5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5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5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6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062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063" style:family="table-row">
      <style:table-row-properties style:min-row-height="0.1909in"/>
    </style:style>
    <style:style style:name="TableCell2064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065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06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6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6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6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74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075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076" style:family="table-row">
      <style:table-row-properties style:min-row-height="0.1909in"/>
    </style:style>
    <style:style style:name="TableCell2077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078" style:parent-style-name="Geenafstand" style:family="paragraph">
      <style:text-properties style:font-name="Arial" style:font-name-complex="Arial" fo:font-weight="bold" style:font-weight-asian="bold" fo:font-size="12pt" style:font-size-asian="12pt" style:font-size-complex="12pt" fo:language="nl" fo:country="BE"/>
    </style:style>
    <style:style style:name="TableCell207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8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8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8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8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8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8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87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088" style:parent-style-name="Standaard" style:family="paragraph">
      <style:paragraph-properties fo:text-align="center"/>
    </style:style>
    <style:style style:name="TableRow2089" style:family="table-row">
      <style:table-row-properties style:min-row-height="0.2013in"/>
    </style:style>
    <style:style style:name="TableCell2090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091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09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9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9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9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9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9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09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09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00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01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102" style:family="table-row">
      <style:table-row-properties style:min-row-height="0.1909in"/>
    </style:style>
    <style:style style:name="TableCell2103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104" style:parent-style-name="Geenafstand" style:family="paragraph">
      <style:text-properties style:font-name="Arial" style:font-name-complex="Arial" fo:font-size="12pt" style:font-size-asian="12pt" style:font-size-complex="12pt"/>
    </style:style>
    <style:style style:name="TableCell210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0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0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0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0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1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1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1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13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14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115" style:family="table-row">
      <style:table-row-properties style:min-row-height="0.1909in"/>
    </style:style>
    <style:style style:name="TableCell2116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117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11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1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2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2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2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2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2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2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26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27" style:parent-style-name="Standaard" style:family="paragraph">
      <style:paragraph-properties fo:text-align="center"/>
    </style:style>
    <style:style style:name="TableRow2128" style:family="table-row">
      <style:table-row-properties style:min-row-height="0.1909in"/>
    </style:style>
    <style:style style:name="TableCell2129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T2130" style:parent-style-name="Standaardalinea-lettertype" style:family="text">
      <style:text-properties style:font-name="Arial" style:font-name-complex="Arial" fo:font-size="12pt" style:font-size-asian="12pt" style:font-size-complex="12pt" fo:language="nl" fo:country="BE"/>
    </style:style>
    <style:style style:name="TableCell213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3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3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3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35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36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3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3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39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40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141" style:family="table-row">
      <style:table-row-properties style:min-row-height="0.1909in"/>
    </style:style>
    <style:style style:name="TableCell2142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143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14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4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4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4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48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49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5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5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52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53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154" style:family="table-row">
      <style:table-row-properties style:min-row-height="0.1909in"/>
    </style:style>
    <style:style style:name="TableCell2155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156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157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58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59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60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61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62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6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64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65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66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167" style:family="table-row">
      <style:table-row-properties style:min-row-height="0.1909in"/>
    </style:style>
    <style:style style:name="TableCell2168" style:family="table-cell">
      <style:table-cell-properties fo:border="0.0069in solid #000000" fo:background-color="#A5A5A5" style:writing-mode="lr-tb" style:vertical-align="middle" fo:padding-top="0in" fo:padding-left="0.075in" fo:padding-bottom="0in" fo:padding-right="0.075in"/>
    </style:style>
    <style:style style:name="P2169" style:parent-style-name="Geenafstand" style:family="paragraph">
      <style:text-properties style:font-name="Arial" style:font-name-complex="Arial" fo:font-size="12pt" style:font-size-asian="12pt" style:font-size-complex="12pt" fo:language="nl" fo:country="BE"/>
    </style:style>
    <style:style style:name="TableCell2170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71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72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73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74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75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76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77" style:parent-style-name="Standaard" style:family="paragraph">
      <style:text-properties style:font-name="Arial" style:font-name-asian="Calibri" style:font-name-complex="Arial" fo:font-size="10pt" style:font-size-asian="10pt"/>
    </style:style>
    <style:style style:name="TableCell2178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79" style:parent-style-name="Standaard" style:family="paragraph">
      <style:paragraph-properties fo:text-align="center"/>
      <style:text-properties style:font-name="Arial" style:font-name-asian="Calibri" style:font-name-complex="Arial" fo:font-size="10pt" style:font-size-asian="10pt"/>
    </style:style>
    <style:style style:name="TableRow2180" style:family="table-row">
      <style:table-row-properties style:min-row-height="0.1486in"/>
    </style:style>
    <style:style style:name="TableCell2181" style:family="table-cell">
      <style:table-cell-properties fo:border="0.0069in solid #000000" fo:background-color="#FBFBF8" style:writing-mode="lr-tb" style:vertical-align="middle" fo:padding-top="0in" fo:padding-left="0.075in" fo:padding-bottom="0in" fo:padding-right="0.075in"/>
    </style:style>
    <style:style style:name="P2182" style:parent-style-name="Geenafstand" style:family="paragraph">
      <style:paragraph-properties fo:text-align="end"/>
      <style:text-properties style:font-name="Arial" style:font-name-complex="Arial" fo:font-size="10pt" style:font-size-asian="10pt" style:font-size-complex="10pt"/>
    </style:style>
    <style:style style:name="TableCell2183" style:family="table-cell">
      <style:table-cell-properties fo:border="0.0069in solid #000000" fo:background-color="#FBFBF8" style:writing-mode="lr-tb" fo:padding-top="0in" fo:padding-left="0.075in" fo:padding-bottom="0in" fo:padding-right="0.075in"/>
    </style:style>
    <style:style style:name="P2184" style:parent-style-name="Standaard" style:family="paragraph">
      <style:paragraph-properties fo:text-align="end"/>
    </style:style>
    <style:style style:name="T2185" style:parent-style-name="Standaardalinea-lettertype" style:family="text">
      <style:text-properties style:font-name="Arial" style:font-name-asian="Calibri" style:font-name-complex="Arial" fo:font-size="10pt" style:font-size-asian="10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<text:span text:style-name="T11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><text:span text:style-name="T15">Hoofddoel:<text:s/></text:span><text:span text:style-name="T16">Wandtegels plaatsen .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rows-spanned="2">
            <text:p text:style-name="P20"><text:span text:style-name="T21">Subdoel:<text:s/></text:span><text:span text:style-name="T22">Kan ondergrond evalueren .</text:span></text:p>
            <text:p text:style-name="P23"/>
          </table:table-cell>
          <table:table-cell table:style-name="TableCell24" table:number-rows-spanned="2">
            <text:p text:style-name="P25"><text:span text:style-name="T26">OK</text:span></text:p>
            <text:p text:style-name="P27"><text:span text:style-name="T28">(2)</text:span></text:p>
          </table:table-cell>
          <table:table-cell table:style-name="TableCell29" table:number-rows-spanned="2">
            <text:p text:style-name="P30"><text:span text:style-name="T31">NOK</text:span></text:p>
            <text:p text:style-name="P32"><text:span text:style-name="T33">(0)</text:span></text:p>
          </table:table-cell>
          <table:table-cell table:style-name="TableCell34" table:number-columns-spanned="2">
            <text:p text:style-name="P35"><text:span text:style-name="T36">R</text:span></text:p>
          </table:table-cell>
          <table:covered-table-cell/>
          <table:table-cell table:style-name="TableCell37" table:number-rows-spanned="2">
            <text:p text:style-name="P38"><text:span text:style-name="T39">Gewicht</text:span></text:p>
          </table:table-cell>
        </table:table-row>
        <table:table-row table:style-name="TableRow40">
          <table:covered-table-cell>
            <text:p text:style-name="P41"/>
          </table:covered-table-cell>
          <table:covered-table-cell>
            <text:p text:style-name="P42"/>
          </table:covered-table-cell>
          <table:covered-table-cell>
            <text:p text:style-name="P43"/>
          </table:covered-table-cell>
          <table:table-cell table:style-name="TableCell44">
            <text:p text:style-name="Standaard"><text:span text:style-name="T45">Ok(1)</text:span></text:p>
          </table:table-cell>
          <table:table-cell table:style-name="TableCell46">
            <text:p text:style-name="Standaard"><text:span text:style-name="T47">Nok(0)</text:span></text:p>
          </table:table-cell>
          <table:covered-table-cell>
            <text:p text:style-name="P48"/>
          </table:covered-table-cell>
        </table:table-row>
        <table:table-row table:style-name="TableRow49">
          <table:table-cell table:style-name="TableCell50">
            <text:p text:style-name="P51">Vlakheid en<text:s/>loodheid: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Controleert en beoordeelt de vlakheid van de muur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Controleert en beoordeelt de loodrechtheid van de muur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Controleert de haaksheid van de hoeken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Droogheid (vocht, scheuren…):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Controleert of er geen vochtige plekken<text:s/>aanwezig zijn.<text:s/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Controleert of het pleisterwerk voldoende droog is.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Controleert de luchtvochtigheidsgraad in de ruimte.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Beschadigingen: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Controleert of de te betegelen oppervlakte geen losse delen bevat.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Controleert of de<text:s/>hoeken zuiver afgewerkt zijn (geen resten van pleisterwerk).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Controleert of er geen scheuren of barsten aanwezig zijn.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Controleren of geen brokken aan de betegelen gedeelte zijn.( hoeken <text:s/>zuiver)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Totaal:</text:p>
          </table:table-cell>
          <table:table-cell table:style-name="TableCell221" table:number-columns-spanned="5">
            <text:p text:style-name="P222"><text:span text:style-name="T223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 table:number-columns-spanned="6">
            <text:p text:style-name="P234"><text:span text:style-name="T235">Opleiding Tegelzetter:<text:s/></text:span><text:span text:style-name="T236">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7">
          <table:table-cell table:style-name="TableCell238" table:number-columns-spanned="6">
            <text:p text:style-name="P239"><text:span text:style-name="T240">Hoofddoel:<text:s/></text:span><text:span text:style-name="T241">Wandtegels plaatsen .</text:span></text:p>
            <text:p text:style-name="P2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3">
          <table:table-cell table:style-name="TableCell244" table:number-rows-spanned="2">
            <text:p text:style-name="P245"><text:span text:style-name="T246">Subdoel:<text:s/></text:span><text:span text:style-name="T247">Kan oude tegels uitbreken en verwijderen.</text:span></text:p>
            <text:p text:style-name="P248"/>
          </table:table-cell>
          <table:table-cell table:style-name="TableCell249" table:number-rows-spanned="2">
            <text:p text:style-name="P250"><text:span text:style-name="T251">OK</text:span></text:p>
            <text:p text:style-name="P252"><text:span text:style-name="T253">(2)</text:span></text:p>
          </table:table-cell>
          <table:table-cell table:style-name="TableCell254" table:number-rows-spanned="2">
            <text:p text:style-name="P255"><text:span text:style-name="T256">NOK</text:span></text:p>
            <text:p text:style-name="P257"><text:span text:style-name="T258">(0)</text:span></text:p>
          </table:table-cell>
          <table:table-cell table:style-name="TableCell259" table:number-columns-spanned="2">
            <text:p text:style-name="P260"><text:span text:style-name="T261">R</text:span></text:p>
          </table:table-cell>
          <table:covered-table-cell/>
          <table:table-cell table:style-name="TableCell262" table:number-rows-spanned="2">
            <text:p text:style-name="P263"><text:span text:style-name="T264">Gewicht</text:span></text:p>
          </table:table-cell>
        </table:table-row>
        <table:table-row table:style-name="TableRow265">
          <table:covered-table-cell>
            <text:p text:style-name="P266"/>
          </table:covered-table-cell>
          <table:covered-table-cell>
            <text:p text:style-name="P267"/>
          </table:covered-table-cell>
          <table:covered-table-cell>
            <text:p text:style-name="P268"/>
          </table:covered-table-cell>
          <table:table-cell table:style-name="TableCell269">
            <text:p text:style-name="Standaard"><text:span text:style-name="T270">Ok(1)</text:span></text:p>
          </table:table-cell>
          <table:table-cell table:style-name="TableCell271">
            <text:p text:style-name="Standaard"><text:span text:style-name="T272">Nok(0)</text:span></text:p>
          </table:table-cell>
          <table:covered-table-cell>
            <text:p text:style-name="P273"/>
          </table:covered-table-cell>
        </table:table-row>
        <table:table-row table:style-name="TableRow274">
          <table:table-cell table:style-name="TableCell275">
            <text:p text:style-name="P276">Uitbreken: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Bepaalt of het uitbreken manueel of machinaal kan gebeuren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Beschermt<text:s/>de vloer en de elementen tegen beschadigingen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Bepaalt de beginplaats voor de uitbreekwerkzaamheden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Breekt op een gecontroleerde wijze de tegels uit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Voert een eindcontrole uit op de uitbreekwerkzaamheden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Verwijderen/afvoeren: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Bepaalt de meest geschikte afvoermethode<text:s/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Voert op een gecontroleerde manier de werkzaamheden uit<text:s/>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Voorkomt beschadigingen aan andere oppervlakte of elementen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Totaal:</text:p>
          </table:table-cell>
          <table:table-cell table:style-name="TableCell407" table:number-columns-spanned="5">
            <text:p text:style-name="P408"><text:span text:style-name="T409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410"/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 table:number-columns-spanned="6">
            <text:p text:style-name="P420"><text:span text:style-name="T421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2">
          <table:table-cell table:style-name="TableCell423" table:number-columns-spanned="6">
            <text:p text:style-name="P424"><text:span text:style-name="T425">Hoofddoel:<text:s/></text:span><text:span text:style-name="T426">Wandtegels plaatsen .</text:span></text:p>
            <text:p text:style-name="P4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8">
          <table:table-cell table:style-name="TableCell429" table:number-rows-spanned="2">
            <text:p text:style-name="P430"><text:span text:style-name="T431">Subdoel:<text:s/></text:span><text:span text:style-name="T432">Kan grote scheuren opvullen.</text:span></text:p>
            <text:p text:style-name="P433"/>
          </table:table-cell>
          <table:table-cell table:style-name="TableCell434" table:number-rows-spanned="2">
            <text:p text:style-name="P435"><text:span text:style-name="T436">OK</text:span></text:p>
            <text:p text:style-name="P437"><text:span text:style-name="T438">(2)</text:span></text:p>
          </table:table-cell>
          <table:table-cell table:style-name="TableCell439" table:number-rows-spanned="2">
            <text:p text:style-name="P440"><text:span text:style-name="T441">NOK</text:span></text:p>
            <text:p text:style-name="P442"><text:span text:style-name="T443">(0)</text:span></text:p>
          </table:table-cell>
          <table:table-cell table:style-name="TableCell444" table:number-columns-spanned="2">
            <text:p text:style-name="P445"><text:span text:style-name="T446">R</text:span></text:p>
          </table:table-cell>
          <table:covered-table-cell/>
          <table:table-cell table:style-name="TableCell447" table:number-rows-spanned="2">
            <text:p text:style-name="P448"><text:span text:style-name="T449">Gewicht</text:span></text:p>
          </table:table-cell>
        </table:table-row>
        <table:table-row table:style-name="TableRow450">
          <table:covered-table-cell>
            <text:p text:style-name="P451"/>
          </table:covered-table-cell>
          <table:covered-table-cell>
            <text:p text:style-name="P452"/>
          </table:covered-table-cell>
          <table:covered-table-cell>
            <text:p text:style-name="P453"/>
          </table:covered-table-cell>
          <table:table-cell table:style-name="TableCell454">
            <text:p text:style-name="Standaard"><text:span text:style-name="T455">Ok(1)</text:span></text:p>
          </table:table-cell>
          <table:table-cell table:style-name="TableCell456">
            <text:p text:style-name="Standaard"><text:span text:style-name="T457">Nok(0)</text:span></text:p>
          </table:table-cell>
          <table:covered-table-cell>
            <text:p text:style-name="P458"/>
          </table:covered-table-cell>
        </table:table-row>
        <table:table-row table:style-name="TableRow459">
          <table:table-cell table:style-name="TableCell460">
            <text:p text:style-name="P461">Beoordeelt de scheur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Verwijdert losse delen (bezetsel)</text:p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Maakt de scheur stofvrij.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Kiest het juiste producten om de<text:s/>scheuren op te vullen.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Maakt de vulmortel aan volgens de voorschriften van de producent.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Vult de scheuren op de juiste manier op.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Vlakt het oppervlak nadien uit (afschuren).</text:p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Totaal:</text:p>
          </table:table-cell>
          <table:table-cell table:style-name="TableCell553" table:number-columns-spanned="5">
            <text:p text:style-name="P554"><text:span text:style-name="T555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556"/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</table:table-columns>
        <table:table-row table:style-name="TableRow564">
          <table:table-cell table:style-name="TableCell565" table:number-columns-spanned="6">
            <text:p text:style-name="P566"><text:span text:style-name="T567">Opleiding Tegelzetter: module plaatsen van<text:s/></text:span><text:span text:style-name="T568">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69">
          <table:table-cell table:style-name="TableCell570" table:number-columns-spanned="6">
            <text:p text:style-name="P571"><text:span text:style-name="T572">Hoofddoel:<text:s/></text:span><text:span text:style-name="T573">Wandtegels plaatsen .</text:span></text:p>
            <text:p text:style-name="P5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75">
          <table:table-cell table:style-name="TableCell576" table:number-rows-spanned="2">
            <text:p text:style-name="P577"><text:span text:style-name="T578">Subdoel:<text:s/></text:span><text:span text:style-name="T579">Kan onderkader of wand plaatsen.</text:span></text:p>
            <text:p text:style-name="P580"/>
          </table:table-cell>
          <table:table-cell table:style-name="TableCell581" table:number-rows-spanned="2">
            <text:p text:style-name="P582"><text:span text:style-name="T583">OK</text:span></text:p>
            <text:p text:style-name="P584"><text:span text:style-name="T585">(2)</text:span></text:p>
          </table:table-cell>
          <table:table-cell table:style-name="TableCell586" table:number-rows-spanned="2">
            <text:p text:style-name="P587"><text:span text:style-name="T588">NOK</text:span></text:p>
            <text:p text:style-name="P589"><text:span text:style-name="T590">(0)</text:span></text:p>
          </table:table-cell>
          <table:table-cell table:style-name="TableCell591" table:number-columns-spanned="2">
            <text:p text:style-name="P592"><text:span text:style-name="T593">R</text:span></text:p>
          </table:table-cell>
          <table:covered-table-cell/>
          <table:table-cell table:style-name="TableCell594" table:number-rows-spanned="2">
            <text:p text:style-name="P595"><text:span text:style-name="T596">Gewicht</text:span></text:p>
          </table:table-cell>
        </table:table-row>
        <table:table-row table:style-name="TableRow597">
          <table:covered-table-cell>
            <text:p text:style-name="P598"/>
          </table:covered-table-cell>
          <table:covered-table-cell>
            <text:p text:style-name="P599"/>
          </table:covered-table-cell>
          <table:covered-table-cell>
            <text:p text:style-name="P600"/>
          </table:covered-table-cell>
          <table:table-cell table:style-name="TableCell601">
            <text:p text:style-name="Standaard"><text:span text:style-name="T602">Ok(1)</text:span></text:p>
          </table:table-cell>
          <table:table-cell table:style-name="TableCell603">
            <text:p text:style-name="Standaard"><text:span text:style-name="T604">Nok(0)</text:span></text:p>
          </table:table-cell>
          <table:covered-table-cell>
            <text:p text:style-name="P605"/>
          </table:covered-table-cell>
        </table:table-row>
        <table:table-row table:style-name="TableRow606">
          <table:table-cell table:style-name="TableCell607">
            <text:p text:style-name="P608">Onderkader voor een bad: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Bepaalt het te gebruiken materiaal voor het onderkader</text:p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Bepaalt de grote van het<text:s/>onderkader</text:p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Zet de omtrekslijnen van het onderkader uit<text:s/></text:p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>
            <text:p text:style-name="P660">Stelt de houten onderkader samen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Plaatst het onderkader en verankerd hem op correcte wijze</text:p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Bouwt het onderkader op in gipsblokken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Maakt het onderkader klaar om te<text:s/>betegelen (hechtingslaag aanbrengen).</text:p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  <table:table-row table:style-name="TableRow710">
          <table:table-cell table:style-name="TableCell711">
            <text:p text:style-name="P712">Wand plaatsen:</text:p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</table:table-row>
        <table:table-row table:style-name="TableRow723">
          <table:table-cell table:style-name="TableCell724">
            <text:p text:style-name="P725">Bepaalt het te gebruiken materiaal voor de wand</text:p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>Bepaalt de grote van de wand</text:p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>Zet de omtrekslijnen van de wand uit<text:s/></text:p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</table:table-row>
        <table:table-row table:style-name="TableRow762">
          <table:table-cell table:style-name="TableCell763">
            <text:p text:style-name="P764">Stelt de houten wand samen</text:p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  <table:table-row table:style-name="TableRow775">
          <table:table-cell table:style-name="TableCell776">
            <text:p text:style-name="P777">Plaatst de wand en<text:s/>verankerd hem op correcte wijze</text:p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Bouwt de wand op in gipsblokken<text:s/></text:p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>Maakt de wand klaar om te betegelen (hechtingslaag aanbrengen).</text:p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Totaal:</text:p>
          </table:table-cell>
          <table:table-cell table:style-name="TableCell817" table:number-columns-spanned="5">
            <text:p text:style-name="P818"><text:span text:style-name="T819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820"/>
      <table:table table:style-name="Table821">
        <table:table-columns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 table:number-columns-spanned="6">
            <text:p text:style-name="P830"><text:span text:style-name="T831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2">
          <table:table-cell table:style-name="TableCell833" table:number-columns-spanned="6">
            <text:p text:style-name="P834"><text:span text:style-name="T835">Hoofddoel:<text:s/></text:span><text:span text:style-name="T836">Wandtegels plaatsen .</text:span></text:p>
            <text:p text:style-name="P8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38">
          <table:table-cell table:style-name="TableCell839" table:number-rows-spanned="2">
            <text:p text:style-name="P840"><text:span text:style-name="T841">Subdoel:<text:s/></text:span><text:span text:style-name="T842">Kan reien vastklemmen.</text:span></text:p>
            <text:p text:style-name="P843"/>
          </table:table-cell>
          <table:table-cell table:style-name="TableCell844" table:number-rows-spanned="2">
            <text:p text:style-name="P845"><text:span text:style-name="T846">OK</text:span></text:p>
            <text:p text:style-name="P847"><text:span text:style-name="T848">(2)</text:span></text:p>
          </table:table-cell>
          <table:table-cell table:style-name="TableCell849" table:number-rows-spanned="2">
            <text:p text:style-name="P850"><text:span text:style-name="T851">NOK</text:span></text:p>
            <text:p text:style-name="P852"><text:span text:style-name="T853">(0)</text:span></text:p>
          </table:table-cell>
          <table:table-cell table:style-name="TableCell854" table:number-columns-spanned="2">
            <text:p text:style-name="P855"><text:span text:style-name="T856">R</text:span></text:p>
          </table:table-cell>
          <table:covered-table-cell/>
          <table:table-cell table:style-name="TableCell857" table:number-rows-spanned="2">
            <text:p text:style-name="P858"><text:span text:style-name="T859">Gewicht</text:span></text:p>
          </table:table-cell>
        </table:table-row>
        <table:table-row table:style-name="TableRow860">
          <table:covered-table-cell>
            <text:p text:style-name="P861"/>
          </table:covered-table-cell>
          <table:covered-table-cell>
            <text:p text:style-name="P862"/>
          </table:covered-table-cell>
          <table:covered-table-cell>
            <text:p text:style-name="P863"/>
          </table:covered-table-cell>
          <table:table-cell table:style-name="TableCell864">
            <text:p text:style-name="Standaard"><text:span text:style-name="T865">Ok(1)</text:span></text:p>
          </table:table-cell>
          <table:table-cell table:style-name="TableCell866">
            <text:p text:style-name="Standaard"><text:span text:style-name="T867">Nok(0)</text:span></text:p>
          </table:table-cell>
          <table:covered-table-cell>
            <text:p text:style-name="P868"/>
          </table:covered-table-cell>
        </table:table-row>
        <table:table-row table:style-name="TableRow869">
          <table:table-cell table:style-name="TableCell870">
            <text:p text:style-name="P871">Bepaalt de plaats van de rei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</table:table-row>
        <table:table-row table:style-name="TableRow882">
          <table:table-cell table:style-name="TableCell883">
            <text:p text:style-name="P884">Bepaalt de bevestingsmethode</text:p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>Bepaalt de plaats van de muurhaken</text:p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Bevestigt de rei op de muur volgens de hoogtelijn</text:p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Totaal:</text:p>
          </table:table-cell>
          <table:table-cell table:style-name="TableCell924" table:number-columns-spanned="5">
            <text:p text:style-name="P925"><text:span text:style-name="T926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927"/>
      <table:table table:style-name="Table928">
        <table:table-columns>
          <table:table-column table:style-name="TableColumn929"/>
          <table:table-column table:style-name="TableColumn930"/>
          <table:table-column table:style-name="TableColumn931"/>
          <table:table-column table:style-name="TableColumn932"/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 table:number-columns-spanned="6">
            <text:p text:style-name="P937"><text:span text:style-name="T938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9">
          <table:table-cell table:style-name="TableCell940" table:number-columns-spanned="6">
            <text:p text:style-name="P941"><text:span text:style-name="T942">Hoofddoel:</text:span><text:span text:style-name="T943"><text:s/></text:span><text:span text:style-name="T944">Wandtegels plaatsen .</text:span></text:p>
            <text:p text:style-name="P9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6">
          <table:table-cell table:style-name="TableCell947" table:number-rows-spanned="2">
            <text:p text:style-name="P948"><text:span text:style-name="T949">Subdoel</text:span><text:span text:style-name="T950">: kan lijm aanmaken.</text:span></text:p>
            <text:p text:style-name="P951"/>
          </table:table-cell>
          <table:table-cell table:style-name="TableCell952" table:number-rows-spanned="2">
            <text:p text:style-name="P953"><text:span text:style-name="T954">OK</text:span></text:p>
            <text:p text:style-name="P955"><text:span text:style-name="T956">(2)</text:span></text:p>
          </table:table-cell>
          <table:table-cell table:style-name="TableCell957" table:number-rows-spanned="2">
            <text:p text:style-name="P958"><text:span text:style-name="T959">NOK</text:span></text:p>
            <text:p text:style-name="P960"><text:span text:style-name="T961">(0)</text:span></text:p>
          </table:table-cell>
          <table:table-cell table:style-name="TableCell962" table:number-columns-spanned="2">
            <text:p text:style-name="P963"><text:span text:style-name="T964">R</text:span></text:p>
          </table:table-cell>
          <table:covered-table-cell/>
          <table:table-cell table:style-name="TableCell965" table:number-rows-spanned="2">
            <text:p text:style-name="P966"><text:span text:style-name="T967">Gewicht</text:span></text:p>
          </table:table-cell>
        </table:table-row>
        <table:table-row table:style-name="TableRow968">
          <table:covered-table-cell>
            <text:p text:style-name="P969"/>
          </table:covered-table-cell>
          <table:covered-table-cell>
            <text:p text:style-name="P970"/>
          </table:covered-table-cell>
          <table:covered-table-cell>
            <text:p text:style-name="P971"/>
          </table:covered-table-cell>
          <table:table-cell table:style-name="TableCell972">
            <text:p text:style-name="Standaard"><text:span text:style-name="T973">Ok(1)</text:span></text:p>
          </table:table-cell>
          <table:table-cell table:style-name="TableCell974">
            <text:p text:style-name="Standaard"><text:span text:style-name="T975">Nok(0)</text:span></text:p>
          </table:table-cell>
          <table:covered-table-cell>
            <text:p text:style-name="P976"/>
          </table:covered-table-cell>
        </table:table-row>
        <table:table-row table:style-name="TableRow977">
          <table:table-cell table:style-name="TableCell978">
            <text:p text:style-name="P979">Schat de noodzakelijk hoeveelheid aan te maken lijm in</text:p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</table:table-row>
        <table:table-row table:style-name="TableRow990">
          <table:table-cell table:style-name="TableCell991">
            <text:p text:style-name="P992">Juiste verhouding kunnen<text:s/>bepalen:</text:p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><text:span text:style-name="T1003">X 2</text:span></text:p>
          </table:table-cell>
        </table:table-row>
        <table:table-row table:style-name="TableRow1004">
          <table:table-cell table:style-name="TableCell1005">
            <text:p text:style-name="P1006">Lijm aanmaken volgens de voorschriften van de producent.</text:p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</table:table-row>
        <table:table-row table:style-name="TableRow1017">
          <table:table-cell table:style-name="TableCell1018">
            <text:p text:style-name="P1019">Meng tijden respecteren.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</table:table-row>
        <table:table-row table:style-name="TableRow1030">
          <table:table-cell table:style-name="TableCell1031">
            <text:p text:style-name="P1032">Totaal:</text:p>
          </table:table-cell>
          <table:table-cell table:style-name="TableCell1033" table:number-columns-spanned="5">
            <text:p text:style-name="P1034"><text:span text:style-name="T1035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36"><text:line-break/><text:line-break/></text:p>
      <text:p text:style-name="P1037"/>
      <table:table table:style-name="Table1038">
        <table:table-columns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  <table:table-column table:style-name="TableColumn1044"/>
        </table:table-columns>
        <table:table-row table:style-name="TableRow1045">
          <table:table-cell table:style-name="TableCell1046" table:number-columns-spanned="6">
            <text:p text:style-name="P1047"><text:span text:style-name="T1048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49">
          <table:table-cell table:style-name="TableCell1050" table:number-columns-spanned="6">
            <text:p text:style-name="P1051"><text:span text:style-name="T1052">Hoofddoel:<text:s/></text:span><text:span text:style-name="T1053">Wandtegels plaatsen .</text:span></text:p>
            <text:p text:style-name="P10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55">
          <table:table-cell table:style-name="TableCell1056" table:number-rows-spanned="2">
            <text:p text:style-name="P1057"><text:span text:style-name="T1058">Subdoel:<text:s/></text:span><text:span text:style-name="T1059">kan muren inlijmen.</text:span></text:p>
            <text:p text:style-name="P1060"/>
          </table:table-cell>
          <table:table-cell table:style-name="TableCell1061" table:number-rows-spanned="2">
            <text:p text:style-name="P1062"><text:span text:style-name="T1063">OK</text:span></text:p>
            <text:p text:style-name="P1064"><text:span text:style-name="T1065">(2)</text:span></text:p>
          </table:table-cell>
          <table:table-cell table:style-name="TableCell1066" table:number-rows-spanned="2">
            <text:p text:style-name="P1067"><text:span text:style-name="T1068">NOK</text:span></text:p>
            <text:p text:style-name="P1069"><text:span text:style-name="T1070">(0)</text:span></text:p>
          </table:table-cell>
          <table:table-cell table:style-name="TableCell1071" table:number-columns-spanned="2">
            <text:p text:style-name="P1072"><text:span text:style-name="T1073">R</text:span></text:p>
          </table:table-cell>
          <table:covered-table-cell/>
          <table:table-cell table:style-name="TableCell1074" table:number-rows-spanned="2">
            <text:p text:style-name="P1075"><text:span text:style-name="T1076">Gewicht</text:span></text:p>
          </table:table-cell>
        </table:table-row>
        <table:table-row table:style-name="TableRow1077">
          <table:covered-table-cell>
            <text:p text:style-name="P1078"/>
          </table:covered-table-cell>
          <table:covered-table-cell>
            <text:p text:style-name="P1079"/>
          </table:covered-table-cell>
          <table:covered-table-cell>
            <text:p text:style-name="P1080"/>
          </table:covered-table-cell>
          <table:table-cell table:style-name="TableCell1081">
            <text:p text:style-name="Standaard"><text:span text:style-name="T1082">Ok(1)</text:span></text:p>
          </table:table-cell>
          <table:table-cell table:style-name="TableCell1083">
            <text:p text:style-name="Standaard"><text:span text:style-name="T1084">Nok(0)</text:span></text:p>
          </table:table-cell>
          <table:covered-table-cell>
            <text:p text:style-name="P1085"/>
          </table:covered-table-cell>
        </table:table-row>
        <table:table-row table:style-name="TableRow1086">
          <table:table-cell table:style-name="TableCell1087">
            <text:p text:style-name="P1088">Bepaalt de juiste lijmkam in functie van het uit te voeren werk.</text:p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</table:table-row>
        <table:table-row table:style-name="TableRow1099">
          <table:table-cell table:style-name="TableCell1100">
            <text:p text:style-name="P1101">Bepaalt de grootte van het in te lijmen oppervlakken.</text:p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</table:table-row>
        <table:table-row table:style-name="TableRow1112">
          <table:table-cell table:style-name="TableCell1113">
            <text:p text:style-name="P1114">Brengt de lijm gelijkmatig aan op het volledige tegeloppervlak.</text:p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</table:table-row>
        <table:table-row table:style-name="TableRow1125">
          <table:table-cell table:style-name="TableCell1126">
            <text:p text:style-name="P1127">Verwijdert<text:s/>overtollige lijmresten.</text:p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Totaal:</text:p>
          </table:table-cell>
          <table:table-cell table:style-name="TableCell1141" table:number-columns-spanned="5">
            <text:p text:style-name="P1142"><text:span text:style-name="T1143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1144"/>
      <table:table table:style-name="Table1145">
        <table:table-columns>
          <table:table-column table:style-name="TableColumn1146"/>
          <table:table-column table:style-name="TableColumn1147"/>
          <table:table-column table:style-name="TableColumn1148"/>
          <table:table-column table:style-name="TableColumn1149"/>
          <table:table-column table:style-name="TableColumn1150"/>
          <table:table-column table:style-name="TableColumn1151"/>
        </table:table-columns>
        <table:table-row table:style-name="TableRow1152">
          <table:table-cell table:style-name="TableCell1153" table:number-columns-spanned="6">
            <text:p text:style-name="P1154"><text:span text:style-name="T1155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6">
          <table:table-cell table:style-name="TableCell1157" table:number-columns-spanned="6">
            <text:p text:style-name="P1158"><text:span text:style-name="T1159">Hoofddoel:<text:s/></text:span><text:span text:style-name="T1160">Wandtegels plaatsen .</text:span></text:p>
            <text:p text:style-name="P1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table-cell table:style-name="TableCell1163" table:number-rows-spanned="2">
            <text:p text:style-name="P1164"><text:span text:style-name="T1165">Subdoel:<text:s/></text:span><text:span text:style-name="T1166">Kan profielen aanbrengen.</text:span></text:p>
            <text:p text:style-name="P1167"/>
          </table:table-cell>
          <table:table-cell table:style-name="TableCell1168" table:number-rows-spanned="2">
            <text:p text:style-name="P1169"><text:span text:style-name="T1170">OK</text:span></text:p>
            <text:p text:style-name="P1171"><text:span text:style-name="T1172">(2)</text:span></text:p>
          </table:table-cell>
          <table:table-cell table:style-name="TableCell1173" table:number-rows-spanned="2">
            <text:p text:style-name="P1174"><text:span text:style-name="T1175">NOK</text:span></text:p>
            <text:p text:style-name="P1176"><text:span text:style-name="T1177">(0)</text:span></text:p>
          </table:table-cell>
          <table:table-cell table:style-name="TableCell1178" table:number-columns-spanned="2">
            <text:p text:style-name="P1179"><text:span text:style-name="T1180">R</text:span></text:p>
          </table:table-cell>
          <table:covered-table-cell/>
          <table:table-cell table:style-name="TableCell1181" table:number-rows-spanned="2">
            <text:p text:style-name="P1182"><text:span text:style-name="T1183">Gewicht</text:span></text:p>
          </table:table-cell>
        </table:table-row>
        <table:table-row table:style-name="TableRow1184">
          <table:covered-table-cell>
            <text:p text:style-name="P1185"/>
          </table:covered-table-cell>
          <table:covered-table-cell>
            <text:p text:style-name="P1186"/>
          </table:covered-table-cell>
          <table:covered-table-cell>
            <text:p text:style-name="P1187"/>
          </table:covered-table-cell>
          <table:table-cell table:style-name="TableCell1188">
            <text:p text:style-name="Standaard"><text:span text:style-name="T1189">Ok(1)</text:span></text:p>
          </table:table-cell>
          <table:table-cell table:style-name="TableCell1190">
            <text:p text:style-name="Standaard"><text:span text:style-name="T1191">Nok(0)</text:span></text:p>
          </table:table-cell>
          <table:covered-table-cell>
            <text:p text:style-name="P1192"/>
          </table:covered-table-cell>
        </table:table-row>
        <table:table-row table:style-name="TableRow1193">
          <table:table-cell table:style-name="TableCell1194">
            <text:p text:style-name="P1195">Hoek- en eindprofielen:</text:p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</table:table-row>
        <table:table-row table:style-name="TableRow1206">
          <table:table-cell table:style-name="TableCell1207">
            <text:p text:style-name="P1208">Bepaalt de<text:s/>plaats van het profiel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>Maakt het profiel op de juiste lengte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</table:table-row>
        <table:table-row table:style-name="TableRow1232">
          <table:table-cell table:style-name="TableCell1233">
            <text:p text:style-name="P1234">Plaatst het profiel in de lijm en drukt het op de juiste plaats</text:p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</table:table-row>
        <table:table-row table:style-name="TableRow1245">
          <table:table-cell table:style-name="TableCell1246">
            <text:p text:style-name="P1247">Plaatst het tegelwerk over het profiel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</table:table-row>
        <table:table-row table:style-name="TableRow1258">
          <table:table-cell table:style-name="TableCell1259">
            <text:p text:style-name="P1260">Controleert de aansluiten tussen profiel en tegelwerk</text:p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p text:style-name="P1273">Werkt de<text:s/>overgang correct af (overtollige lijm verwijderen, afwassen…)</text:p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</table:table-row>
        <table:table-row table:style-name="TableRow1284">
          <table:table-cell table:style-name="TableCell1285">
            <text:p text:style-name="P1286">Totaal:</text:p>
          </table:table-cell>
          <table:table-cell table:style-name="TableCell1287" table:number-columns-spanned="5">
            <text:p text:style-name="P1288"><text:span text:style-name="T1289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1290"/>
      <table:table table:style-name="Table1291">
        <table:table-columns>
          <table:table-column table:style-name="TableColumn1292"/>
          <table:table-column table:style-name="TableColumn1293"/>
          <table:table-column table:style-name="TableColumn1294"/>
          <table:table-column table:style-name="TableColumn1295"/>
          <table:table-column table:style-name="TableColumn1296"/>
          <table:table-column table:style-name="TableColumn1297"/>
        </table:table-columns>
        <table:table-row table:style-name="TableRow1298">
          <table:table-cell table:style-name="TableCell1299" table:number-columns-spanned="6">
            <text:p text:style-name="P1300"><text:span text:style-name="T1301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2">
          <table:table-cell table:style-name="TableCell1303" table:number-columns-spanned="6">
            <text:p text:style-name="P1304"><text:span text:style-name="T1305">Hoofddoel:<text:s/></text:span><text:span text:style-name="T1306">Wandtegels plaatsen .</text:span></text:p>
            <text:p text:style-name="P130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8">
          <table:table-cell table:style-name="TableCell1309" table:number-rows-spanned="2">
            <text:p text:style-name="P1310"><text:span text:style-name="T1311">Subdoel:<text:s/></text:span><text:span text:style-name="T1312">Kan tegels snijden,knippen en zagen.</text:span></text:p>
            <text:p text:style-name="P1313"/>
          </table:table-cell>
          <table:table-cell table:style-name="TableCell1314" table:number-rows-spanned="2">
            <text:p text:style-name="P1315"><text:span text:style-name="T1316">OK</text:span></text:p>
            <text:p text:style-name="P1317"><text:span text:style-name="T1318">(2)</text:span></text:p>
          </table:table-cell>
          <table:table-cell table:style-name="TableCell1319" table:number-rows-spanned="2">
            <text:p text:style-name="P1320"><text:span text:style-name="T1321">NOK</text:span></text:p>
            <text:p text:style-name="P1322"><text:span text:style-name="T1323">(0)</text:span></text:p>
          </table:table-cell>
          <table:table-cell table:style-name="TableCell1324" table:number-columns-spanned="2">
            <text:p text:style-name="P1325"><text:span text:style-name="T1326">R</text:span></text:p>
          </table:table-cell>
          <table:covered-table-cell/>
          <table:table-cell table:style-name="TableCell1327" table:number-rows-spanned="2">
            <text:p text:style-name="P1328"><text:span text:style-name="T1329">Gewicht</text:span></text:p>
          </table:table-cell>
        </table:table-row>
        <table:table-row table:style-name="TableRow1330">
          <table:covered-table-cell>
            <text:p text:style-name="P1331"/>
          </table:covered-table-cell>
          <table:covered-table-cell>
            <text:p text:style-name="P1332"/>
          </table:covered-table-cell>
          <table:covered-table-cell>
            <text:p text:style-name="P1333"/>
          </table:covered-table-cell>
          <table:table-cell table:style-name="TableCell1334">
            <text:p text:style-name="Standaard"><text:span text:style-name="T1335">Ok(1)</text:span></text:p>
          </table:table-cell>
          <table:table-cell table:style-name="TableCell1336">
            <text:p text:style-name="Standaard"><text:span text:style-name="T1337">Nok(0)</text:span></text:p>
          </table:table-cell>
          <table:covered-table-cell>
            <text:p text:style-name="P1338"/>
          </table:covered-table-cell>
        </table:table-row>
        <table:table-row table:style-name="TableRow1339">
          <table:table-cell table:style-name="TableCell1340">
            <text:p text:style-name="P1341">Snijden:</text:p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</table:table-row>
        <table:table-row table:style-name="TableRow1352">
          <table:table-cell table:style-name="TableCell1353">
            <text:p text:style-name="P1354">Tekent de tegel juist af.</text:p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</table:table-row>
        <table:table-row table:style-name="TableRow1365">
          <table:table-cell table:style-name="TableCell1366">
            <text:p text:style-name="P1367">Plaatst de tegel correct en vlak onder de tegelsnijder</text:p>
          </table:table-cell>
          <table:table-cell table:style-name="TableCell1368">
            <text:p text:style-name="P1369"/>
          </table:table-cell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</table:table-row>
        <table:table-row table:style-name="TableRow1378">
          <table:table-cell table:style-name="TableCell1379">
            <text:p text:style-name="P1380">Snijdt de tegels op een correcte manier (één vloeiende beweging)</text:p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</table:table-row>
        <table:table-row table:style-name="TableRow1391">
          <table:table-cell table:style-name="TableCell1392">
            <text:p text:style-name="P1393">Breekt de tegel op de juiste manier.</text:p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>Knippen:</text:p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</table:table-row>
        <table:table-row table:style-name="TableRow1417">
          <table:table-cell table:style-name="TableCell1418">
            <text:p text:style-name="P1419">Tekent de<text:s/>tegel juist af.</text:p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</table:table-row>
        <table:table-row table:style-name="TableRow1430">
          <table:table-cell table:style-name="TableCell1431">
            <text:p text:style-name="P1432">Knipt in kleine stapjes<text:s/></text:p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</table:table-row>
        <table:table-row table:style-name="TableRow1443">
          <table:table-cell table:style-name="TableCell1444">
            <text:p text:style-name="P1445">Zorgt voor voldoende steunvlak van de tegel tijdens het knippen</text:p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</table:table-row>
        <table:table-row table:style-name="TableRow1456">
          <table:table-cell table:style-name="TableCell1457">
            <text:p text:style-name="P1458">Zagen:</text:p>
          </table:table-cell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</table:table-row>
        <table:table-row table:style-name="TableRow1469">
          <table:table-cell table:style-name="TableCell1470">
            <text:p text:style-name="P1471">Tekent de tegel juist af.</text:p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</table:table-row>
        <table:table-row table:style-name="TableRow1482">
          <table:table-cell table:style-name="TableCell1483">
            <text:p text:style-name="P1484">Kiest het juist zaagblad in functie van de tegel.</text:p>
          </table:table-cell>
          <table:table-cell table:style-name="TableCell1485">
            <text:p text:style-name="P1486"/>
          </table:table-cell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</table:table-row>
        <table:table-row table:style-name="TableRow1495">
          <table:table-cell table:style-name="TableCell1496">
            <text:p text:style-name="P1497">Zaagt op een gecontroleerde en<text:s/>juiste manier.</text:p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</table:table-row>
        <table:table-row table:style-name="TableRow1508">
          <table:table-cell table:style-name="TableCell1509">
            <text:p text:style-name="P1510">Heeft oog voor de veiligheid.</text:p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</table:table-row>
        <table:table-row table:style-name="TableRow1521">
          <table:table-cell table:style-name="TableCell1522">
            <text:p text:style-name="P1523">Totaal:</text:p>
          </table:table-cell>
          <table:table-cell table:style-name="TableCell1524" table:number-columns-spanned="5">
            <text:p text:style-name="P1525"><text:span text:style-name="T1526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1527"/>
      <table:table table:style-name="Table1528">
        <table:table-columns>
          <table:table-column table:style-name="TableColumn1529"/>
          <table:table-column table:style-name="TableColumn1530"/>
          <table:table-column table:style-name="TableColumn1531"/>
          <table:table-column table:style-name="TableColumn1532"/>
          <table:table-column table:style-name="TableColumn1533"/>
          <table:table-column table:style-name="TableColumn1534"/>
        </table:table-columns>
        <table:table-row table:style-name="TableRow1535">
          <table:table-cell table:style-name="TableCell1536" table:number-columns-spanned="6">
            <text:p text:style-name="P1537"><text:span text:style-name="T1538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39">
          <table:table-cell table:style-name="TableCell1540" table:number-columns-spanned="6">
            <text:p text:style-name="P1541"><text:span text:style-name="T1542">Hoofddoel:<text:s/></text:span><text:span text:style-name="T1543">Wandtegels plaatsen .</text:span></text:p>
            <text:p text:style-name="P15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45">
          <table:table-cell table:style-name="TableCell1546" table:number-rows-spanned="2">
            <text:p text:style-name="P1547"><text:span text:style-name="T1548">Subdoel:<text:s/></text:span><text:span text:style-name="T1549">Kan wandtegels plaatsen.</text:span></text:p>
            <text:p text:style-name="P1550"/>
          </table:table-cell>
          <table:table-cell table:style-name="TableCell1551" table:number-rows-spanned="2">
            <text:p text:style-name="P1552"><text:span text:style-name="T1553">OK</text:span></text:p>
            <text:p text:style-name="P1554"><text:span text:style-name="T1555">(2)</text:span></text:p>
          </table:table-cell>
          <table:table-cell table:style-name="TableCell1556" table:number-rows-spanned="2">
            <text:p text:style-name="P1557"><text:span text:style-name="T1558">NOK</text:span></text:p>
            <text:p text:style-name="P1559"><text:span text:style-name="T1560">(0)</text:span></text:p>
          </table:table-cell>
          <table:table-cell table:style-name="TableCell1561" table:number-columns-spanned="2">
            <text:p text:style-name="P1562"><text:span text:style-name="T1563">R</text:span></text:p>
          </table:table-cell>
          <table:covered-table-cell/>
          <table:table-cell table:style-name="TableCell1564" table:number-rows-spanned="2">
            <text:p text:style-name="P1565"><text:span text:style-name="T1566">Gewicht</text:span></text:p>
          </table:table-cell>
        </table:table-row>
        <table:table-row table:style-name="TableRow1567">
          <table:covered-table-cell>
            <text:p text:style-name="P1568"/>
          </table:covered-table-cell>
          <table:covered-table-cell>
            <text:p text:style-name="P1569"/>
          </table:covered-table-cell>
          <table:covered-table-cell>
            <text:p text:style-name="P1570"/>
          </table:covered-table-cell>
          <table:table-cell table:style-name="TableCell1571">
            <text:p text:style-name="Standaard"><text:span text:style-name="T1572">Ok(1)</text:span></text:p>
          </table:table-cell>
          <table:table-cell table:style-name="TableCell1573">
            <text:p text:style-name="Standaard"><text:span text:style-name="T1574">Nok(0)</text:span></text:p>
          </table:table-cell>
          <table:covered-table-cell>
            <text:p text:style-name="P1575"/>
          </table:covered-table-cell>
        </table:table-row>
        <table:table-row table:style-name="TableRow1576">
          <table:table-cell table:style-name="TableCell1577">
            <text:p text:style-name="P1578">Bepaalt en<text:s/>tekent de startlijn af op de wand.</text:p>
          </table:table-cell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</table:table-row>
        <table:table-row table:style-name="TableRow1589">
          <table:table-cell table:style-name="TableCell1590">
            <text:p text:style-name="P1591">Bepaalt de passtukken aan de zijkanten (breedte uitzetten van het tegelwerk).</text:p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</table:table-row>
        <table:table-row table:style-name="TableRow1602">
          <table:table-cell table:style-name="TableCell1603">
            <text:p text:style-name="P1604">Plaatst de loodlijnen op de wand.</text:p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</table:table-row>
        <table:table-row table:style-name="TableRow1615">
          <table:table-cell table:style-name="TableCell1616">
            <text:p text:style-name="P1617">Brengt de lijm aan volgens de grote van de tegel en rij.</text:p>
          </table:table-cell>
          <table:table-cell table:style-name="TableCell1618">
            <text:p text:style-name="P1619"/>
          </table:table-cell>
          <table:table-cell table:style-name="TableCell1620">
            <text:p text:style-name="P1621"/>
          </table:table-cell>
          <table:table-cell table:style-name="TableCell1622">
            <text:p text:style-name="P1623"/>
          </table:table-cell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</table:table-row>
        <table:table-row table:style-name="TableRow1628">
          <table:table-cell table:style-name="TableCell1629">
            <text:p text:style-name="P1630">Plaatst de tegel op de<text:s/>loodlijn.</text:p>
          </table:table-cell>
          <table:table-cell table:style-name="TableCell1631">
            <text:p text:style-name="P1632"/>
          </table:table-cell>
          <table:table-cell table:style-name="TableCell1633">
            <text:p text:style-name="P1634"/>
          </table:table-cell>
          <table:table-cell table:style-name="TableCell1635">
            <text:p text:style-name="P1636"/>
          </table:table-cell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</table:table-row>
        <table:table-row table:style-name="TableRow1641">
          <table:table-cell table:style-name="TableCell1642">
            <text:p text:style-name="P1643">Plaatst de touw of kruisjes.</text:p>
          </table:table-cell>
          <table:table-cell table:style-name="TableCell1644">
            <text:p text:style-name="P1645"/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</table:table-row>
        <table:table-row table:style-name="TableRow1654">
          <table:table-cell table:style-name="TableCell1655">
            <text:p text:style-name="P1656">Plaatst de volgende rij tegels</text:p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</table:table-row>
        <table:table-row table:style-name="TableRow1667">
          <table:table-cell table:style-name="TableCell1668">
            <text:p text:style-name="P1669">Controleert de voegafstanden</text:p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</table:table-row>
        <table:table-row table:style-name="TableRow1680">
          <table:table-cell table:style-name="TableCell1681">
            <text:p text:style-name="P1682">Drukt de tegel voldoende aan</text:p>
          </table:table-cell>
          <table:table-cell table:style-name="TableCell1683">
            <text:p text:style-name="P1684"/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  <table:table-cell table:style-name="TableCell1689">
            <text:p text:style-name="P1690"/>
          </table:table-cell>
          <table:table-cell table:style-name="TableCell1691">
            <text:p text:style-name="P1692"/>
          </table:table-cell>
        </table:table-row>
        <table:table-row table:style-name="TableRow1693">
          <table:table-cell table:style-name="TableCell1694">
            <text:p text:style-name="P1695">Controleert de vlakheid van de overgangen tussen de tegels</text:p>
          </table:table-cell>
          <table:table-cell table:style-name="TableCell1696">
            <text:p text:style-name="P1697"/>
          </table:table-cell>
          <table:table-cell table:style-name="TableCell1698">
            <text:p text:style-name="P1699"/>
          </table:table-cell>
          <table:table-cell table:style-name="TableCell1700">
            <text:p text:style-name="P1701"/>
          </table:table-cell>
          <table:table-cell table:style-name="TableCell1702">
            <text:p text:style-name="P1703"/>
          </table:table-cell>
          <table:table-cell table:style-name="TableCell1704">
            <text:p text:style-name="P1705"/>
          </table:table-cell>
        </table:table-row>
        <table:table-row table:style-name="TableRow1706">
          <table:table-cell table:style-name="TableCell1707">
            <text:p text:style-name="P1708">Meet de passtukken op</text:p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/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</table:table-row>
        <table:table-row table:style-name="TableRow1719">
          <table:table-cell table:style-name="TableCell1720">
            <text:p text:style-name="P1721">Plaatst de passtukken</text:p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</table:table-row>
        <table:table-row table:style-name="TableRow1732"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  <table:table-cell table:style-name="TableCell1743">
            <text:p text:style-name="P1744"/>
          </table:table-cell>
        </table:table-row>
        <table:table-row table:style-name="TableRow1745">
          <table:table-cell table:style-name="TableCell1746">
            <text:p text:style-name="P1747">Totaal:</text:p>
          </table:table-cell>
          <table:table-cell table:style-name="TableCell1748" table:number-columns-spanned="5">
            <text:p text:style-name="P1749"><text:span text:style-name="T1750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1751"/>
      <table:table table:style-name="Table1752">
        <table:table-columns>
          <table:table-column table:style-name="TableColumn1753"/>
          <table:table-column table:style-name="TableColumn1754"/>
          <table:table-column table:style-name="TableColumn1755"/>
          <table:table-column table:style-name="TableColumn1756"/>
          <table:table-column table:style-name="TableColumn1757"/>
          <table:table-column table:style-name="TableColumn1758"/>
        </table:table-columns>
        <table:table-row table:style-name="TableRow1759">
          <table:table-cell table:style-name="TableCell1760" table:number-columns-spanned="6">
            <text:p text:style-name="P1761"><text:span text:style-name="T1762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63">
          <table:table-cell table:style-name="TableCell1764" table:number-columns-spanned="6">
            <text:p text:style-name="P1765"><text:span text:style-name="T1766">Hoofddoel:<text:s/></text:span><text:span text:style-name="T1767">Wandtegels plaatsen .</text:span></text:p>
            <text:p text:style-name="P176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69">
          <table:table-cell table:style-name="TableCell1770" table:number-rows-spanned="2">
            <text:p text:style-name="P1771"><text:span text:style-name="T1772">Subdoel:<text:s/></text:span><text:span text:style-name="T1773">Kan wandtegels inwassen.</text:span></text:p>
            <text:p text:style-name="P1774"/>
          </table:table-cell>
          <table:table-cell table:style-name="TableCell1775" table:number-rows-spanned="2">
            <text:p text:style-name="P1776"><text:span text:style-name="T1777">OK</text:span></text:p>
            <text:p text:style-name="P1778"><text:span text:style-name="T1779">(2)</text:span></text:p>
          </table:table-cell>
          <table:table-cell table:style-name="TableCell1780" table:number-rows-spanned="2">
            <text:p text:style-name="P1781"><text:span text:style-name="T1782">NOK</text:span></text:p>
            <text:p text:style-name="P1783"><text:span text:style-name="T1784">(0)</text:span></text:p>
          </table:table-cell>
          <table:table-cell table:style-name="TableCell1785" table:number-columns-spanned="2">
            <text:p text:style-name="P1786"><text:span text:style-name="T1787">R</text:span></text:p>
          </table:table-cell>
          <table:covered-table-cell/>
          <table:table-cell table:style-name="TableCell1788" table:number-rows-spanned="2">
            <text:p text:style-name="P1789"><text:span text:style-name="T1790">Gewicht</text:span></text:p>
          </table:table-cell>
        </table:table-row>
        <table:table-row table:style-name="TableRow1791">
          <table:covered-table-cell>
            <text:p text:style-name="P1792"/>
          </table:covered-table-cell>
          <table:covered-table-cell>
            <text:p text:style-name="P1793"/>
          </table:covered-table-cell>
          <table:covered-table-cell>
            <text:p text:style-name="P1794"/>
          </table:covered-table-cell>
          <table:table-cell table:style-name="TableCell1795">
            <text:p text:style-name="Standaard"><text:span text:style-name="T1796">Ok(1)</text:span></text:p>
          </table:table-cell>
          <table:table-cell table:style-name="TableCell1797">
            <text:p text:style-name="Standaard"><text:span text:style-name="T1798">Nok(0)</text:span></text:p>
          </table:table-cell>
          <table:covered-table-cell>
            <text:p text:style-name="P1799"/>
          </table:covered-table-cell>
        </table:table-row>
        <table:table-row table:style-name="TableRow1800">
          <table:table-cell table:style-name="TableCell1801">
            <text:p text:style-name="P1802">Voegspecie aanmaken<text:s/></text:p>
          </table:table-cell>
          <table:table-cell table:style-name="TableCell1803">
            <text:p text:style-name="P1804"/>
          </table:table-cell>
          <table:table-cell table:style-name="TableCell1805">
            <text:p text:style-name="P1806"/>
          </table:table-cell>
          <table:table-cell table:style-name="TableCell1807">
            <text:p text:style-name="P1808"/>
          </table:table-cell>
          <table:table-cell table:style-name="TableCell1809">
            <text:p text:style-name="P1810"/>
          </table:table-cell>
          <table:table-cell table:style-name="TableCell1811">
            <text:p text:style-name="P1812"/>
          </table:table-cell>
        </table:table-row>
        <table:table-row table:style-name="TableRow1813">
          <table:table-cell table:style-name="TableCell1814">
            <text:p text:style-name="P1815">Schat de<text:s/>noodzakelijk hoeveelheid aan te maken lijm/specie in</text:p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</table:table-row>
        <table:table-row table:style-name="TableRow1826">
          <table:table-cell table:style-name="TableCell1827">
            <text:p text:style-name="Geenafstand"><text:span text:style-name="T1828">Bepaalt de juiste verhouding:</text:span></text:p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</table:table-row>
        <table:table-row table:style-name="TableRow1839">
          <table:table-cell table:style-name="TableCell1840">
            <text:p text:style-name="P1841">Maakt voegspecie volgens de voorschriften van de producent.</text:p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  <table:table-cell table:style-name="TableCell1850">
            <text:p text:style-name="P1851"/>
          </table:table-cell>
        </table:table-row>
        <table:table-row table:style-name="TableRow1852">
          <table:table-cell table:style-name="TableCell1853">
            <text:p text:style-name="P1854">Mengtijden respecteren.</text:p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  <table:table-cell table:style-name="TableCell1863">
            <text:p text:style-name="P1864"/>
          </table:table-cell>
        </table:table-row>
        <table:table-row table:style-name="TableRow1865"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  <table:table-cell table:style-name="TableCell1876">
            <text:p text:style-name="P1877"/>
          </table:table-cell>
        </table:table-row>
        <table:table-row table:style-name="TableRow1878">
          <table:table-cell table:style-name="TableCell1879">
            <text:p text:style-name="P1880">Inwassen:</text:p>
          </table:table-cell>
          <table:table-cell table:style-name="TableCell1881">
            <text:p text:style-name="P1882"/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</table:table-row>
        <table:table-row table:style-name="TableRow1891">
          <table:table-cell table:style-name="TableCell1892">
            <text:p text:style-name="P1893">Wast de muur af zodat tegels vuilvrij<text:s/>zijn.</text:p>
          </table:table-cell>
          <table:table-cell table:style-name="TableCell1894">
            <text:p text:style-name="P1895"/>
          </table:table-cell>
          <table:table-cell table:style-name="TableCell1896">
            <text:p text:style-name="P1897"/>
          </table:table-cell>
          <table:table-cell table:style-name="TableCell1898">
            <text:p text:style-name="P1899"/>
          </table:table-cell>
          <table:table-cell table:style-name="TableCell1900">
            <text:p text:style-name="P1901"/>
          </table:table-cell>
          <table:table-cell table:style-name="TableCell1902">
            <text:p text:style-name="P1903"/>
          </table:table-cell>
        </table:table-row>
        <table:table-row table:style-name="TableRow1904">
          <table:table-cell table:style-name="TableCell1905">
            <text:p text:style-name="P1906">Maakt de voegen lijmvrij.</text:p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>
            <text:p text:style-name="P1914"/>
          </table:table-cell>
          <table:table-cell table:style-name="TableCell1915">
            <text:p text:style-name="P1916"/>
          </table:table-cell>
        </table:table-row>
        <table:table-row table:style-name="TableRow1917">
          <table:table-cell table:style-name="TableCell1918">
            <text:p text:style-name="P1919">Brengt de specie in voldoende mate aan op de muur</text:p>
          </table:table-cell>
          <table:table-cell table:style-name="TableCell1920">
            <text:p text:style-name="P1921"/>
          </table:table-cell>
          <table:table-cell table:style-name="TableCell1922">
            <text:p text:style-name="P1923"/>
          </table:table-cell>
          <table:table-cell table:style-name="TableCell1924">
            <text:p text:style-name="P1925"/>
          </table:table-cell>
          <table:table-cell table:style-name="TableCell1926">
            <text:p text:style-name="P1927"/>
          </table:table-cell>
          <table:table-cell table:style-name="TableCell1928">
            <text:p text:style-name="P1929"/>
          </table:table-cell>
        </table:table-row>
        <table:table-row table:style-name="TableRow1930">
          <table:table-cell table:style-name="TableCell1931">
            <text:p text:style-name="P1932">Zorgt dat de voegen volledig gevuld zijn</text:p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</table:table-row>
        <table:table-row table:style-name="TableRow1943">
          <table:table-cell table:style-name="TableCell1944">
            <text:p text:style-name="P1945">Overtollige specie verwijderen en het tegeloppervlakte reinigen</text:p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</table:table-row>
        <table:table-row table:style-name="TableRow1956">
          <table:table-cell table:style-name="TableCell1957">
            <text:p text:style-name="P1958">Kuist de muur af met een vochtige spons</text:p>
          </table:table-cell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>
            <text:p text:style-name="P1964"/>
          </table:table-cell>
          <table:table-cell table:style-name="TableCell1965">
            <text:p text:style-name="P1966"/>
          </table:table-cell>
          <table:table-cell table:style-name="TableCell1967">
            <text:p text:style-name="P1968"/>
          </table:table-cell>
        </table:table-row>
        <table:table-row table:style-name="TableRow1969">
          <table:table-cell table:style-name="TableCell1970">
            <text:p text:style-name="P1971">Wrijft de muur na met een droge doek</text:p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>
            <text:p text:style-name="P1977"/>
          </table:table-cell>
          <table:table-cell table:style-name="TableCell1978">
            <text:p text:style-name="P1979"/>
          </table:table-cell>
          <table:table-cell table:style-name="TableCell1980">
            <text:p text:style-name="P1981"/>
          </table:table-cell>
        </table:table-row>
        <table:table-row table:style-name="TableRow1982">
          <table:table-cell table:style-name="TableCell1983">
            <text:p text:style-name="P1984">Totaal:</text:p>
          </table:table-cell>
          <table:table-cell table:style-name="TableCell1985" table:number-columns-spanned="5">
            <text:p text:style-name="P1986"><text:span text:style-name="T1987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P1988"/>
      <table:table table:style-name="Table1989">
        <table:table-columns>
          <table:table-column table:style-name="TableColumn1990"/>
          <table:table-column table:style-name="TableColumn1991"/>
          <table:table-column table:style-name="TableColumn1992"/>
          <table:table-column table:style-name="TableColumn1993"/>
          <table:table-column table:style-name="TableColumn1994"/>
          <table:table-column table:style-name="TableColumn1995"/>
        </table:table-columns>
        <table:table-row table:style-name="TableRow1996">
          <table:table-cell table:style-name="TableCell1997" table:number-columns-spanned="6">
            <text:p text:style-name="P1998"><text:span text:style-name="T1999">Opleiding Tegelzetter: module plaatsen van Wandtege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00">
          <table:table-cell table:style-name="TableCell2001" table:number-columns-spanned="6">
            <text:p text:style-name="P2002"><text:span text:style-name="T2003">Hoofddoel:<text:s/></text:span><text:span text:style-name="T2004">Wandtegels plaatsen .</text:span></text:p>
            <text:p text:style-name="P20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06">
          <table:table-cell table:style-name="TableCell2007" table:number-rows-spanned="2">
            <text:p text:style-name="P2008"><text:span text:style-name="T2009">Subdoel:<text:s/></text:span><text:span text:style-name="T2010">Kan geplaatste wandtegels afwerken.</text:span></text:p>
            <text:p text:style-name="P2011"/>
          </table:table-cell>
          <table:table-cell table:style-name="TableCell2012" table:number-rows-spanned="2">
            <text:p text:style-name="P2013"><text:span text:style-name="T2014">OK</text:span></text:p>
            <text:p text:style-name="P2015"><text:span text:style-name="T2016">(2)</text:span></text:p>
          </table:table-cell>
          <table:table-cell table:style-name="TableCell2017" table:number-rows-spanned="2">
            <text:p text:style-name="P2018"><text:span text:style-name="T2019">NOK</text:span></text:p>
            <text:p text:style-name="P2020"><text:span text:style-name="T2021">(0)</text:span></text:p>
          </table:table-cell>
          <table:table-cell table:style-name="TableCell2022" table:number-columns-spanned="2">
            <text:p text:style-name="P2023"><text:span text:style-name="T2024">R</text:span></text:p>
          </table:table-cell>
          <table:covered-table-cell/>
          <table:table-cell table:style-name="TableCell2025" table:number-rows-spanned="2">
            <text:p text:style-name="P2026"><text:span text:style-name="T2027">Gewicht</text:span></text:p>
          </table:table-cell>
        </table:table-row>
        <table:table-row table:style-name="TableRow2028">
          <table:covered-table-cell>
            <text:p text:style-name="P2029"/>
          </table:covered-table-cell>
          <table:covered-table-cell>
            <text:p text:style-name="P2030"/>
          </table:covered-table-cell>
          <table:covered-table-cell>
            <text:p text:style-name="P2031"/>
          </table:covered-table-cell>
          <table:table-cell table:style-name="TableCell2032">
            <text:p text:style-name="Standaard"><text:span text:style-name="T2033">Ok(1)</text:span></text:p>
          </table:table-cell>
          <table:table-cell table:style-name="TableCell2034">
            <text:p text:style-name="Standaard"><text:span text:style-name="T2035">Nok(0)</text:span></text:p>
          </table:table-cell>
          <table:covered-table-cell>
            <text:p text:style-name="P2036"/>
          </table:covered-table-cell>
        </table:table-row>
        <table:table-row table:style-name="TableRow2037">
          <table:table-cell table:style-name="TableCell2038">
            <text:p text:style-name="P2039">Eindcontrole:</text:p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</table:table-row>
        <table:table-row table:style-name="TableRow2050">
          <table:table-cell table:style-name="TableCell2051">
            <text:p text:style-name="P2052">Tegels nakuisen met vochtige/droge doek.</text:p>
          </table:table-cell>
          <table:table-cell table:style-name="TableCell2053">
            <text:p text:style-name="P2054"/>
          </table:table-cell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</table:table-row>
        <table:table-row table:style-name="TableRow2063">
          <table:table-cell table:style-name="TableCell2064">
            <text:p text:style-name="P2065">Kleine gaatjes in het voegwerk herstellen.</text:p>
          </table:table-cell>
          <table:table-cell table:style-name="TableCell2066">
            <text:p text:style-name="P2067"/>
          </table:table-cell>
          <table:table-cell table:style-name="TableCell2068">
            <text:p text:style-name="P2069"/>
          </table:table-cell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>
            <text:p text:style-name="P2075"/>
          </table:table-cell>
        </table:table-row>
        <table:table-row table:style-name="TableRow2076">
          <table:table-cell table:style-name="TableCell2077">
            <text:p text:style-name="P2078">Opkitten hoeken en overgangen:</text:p>
          </table:table-cell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/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</table:table-row>
        <table:table-row table:style-name="TableRow2089">
          <table:table-cell table:style-name="TableCell2090">
            <text:p text:style-name="P2091">Houdt het pistool onder de juiste hoek</text:p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</table:table-row>
        <table:table-row table:style-name="TableRow2102">
          <table:table-cell table:style-name="TableCell2103">
            <text:p text:style-name="P2104">Brengt voegsel gelijkmatig aan</text:p>
          </table:table-cell>
          <table:table-cell table:style-name="TableCell2105">
            <text:p text:style-name="P2106"/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</table:table-row>
        <table:table-row table:style-name="TableRow2115">
          <table:table-cell table:style-name="TableCell2116">
            <text:p text:style-name="P2117">Brengt voegsel in een<text:s/>vloeiende beweging aan</text:p>
          </table:table-cell>
          <table:table-cell table:style-name="TableCell2118">
            <text:p text:style-name="P2119"/>
          </table:table-cell>
          <table:table-cell table:style-name="TableCell2120">
            <text:p text:style-name="P2121"/>
          </table:table-cell>
          <table:table-cell table:style-name="TableCell2122">
            <text:p text:style-name="P2123"/>
          </table:table-cell>
          <table:table-cell table:style-name="TableCell2124">
            <text:p text:style-name="P2125"/>
          </table:table-cell>
          <table:table-cell table:style-name="TableCell2126">
            <text:p text:style-name="P2127"/>
          </table:table-cell>
        </table:table-row>
        <table:table-row table:style-name="TableRow2128">
          <table:table-cell table:style-name="TableCell2129">
            <text:p text:style-name="Geenafstand"><text:span text:style-name="T2130">Zorgt voor naadloze overgangen</text:span></text:p>
          </table:table-cell>
          <table:table-cell table:style-name="TableCell2131">
            <text:p text:style-name="P2132"/>
          </table:table-cell>
          <table:table-cell table:style-name="TableCell2133">
            <text:p text:style-name="P2134"/>
          </table:table-cell>
          <table:table-cell table:style-name="TableCell2135">
            <text:p text:style-name="P2136"/>
          </table:table-cell>
          <table:table-cell table:style-name="TableCell2137">
            <text:p text:style-name="P2138"/>
          </table:table-cell>
          <table:table-cell table:style-name="TableCell2139">
            <text:p text:style-name="P2140"/>
          </table:table-cell>
        </table:table-row>
        <table:table-row table:style-name="TableRow2141">
          <table:table-cell table:style-name="TableCell2142">
            <text:p text:style-name="P2143">Haalt de spanning van het pistool af als het pistool wordt verwijdert van de voeg</text:p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  <table:table-cell table:style-name="TableCell2150">
            <text:p text:style-name="P2151"/>
          </table:table-cell>
          <table:table-cell table:style-name="TableCell2152">
            <text:p text:style-name="P2153"/>
          </table:table-cell>
        </table:table-row>
        <table:table-row table:style-name="TableRow2154">
          <table:table-cell table:style-name="TableCell2155">
            <text:p text:style-name="P2156">Houdt de spuitmond proper tijdens en na afloop van de werkzaamheden<text:s/></text:p>
          </table:table-cell>
          <table:table-cell table:style-name="TableCell2157">
            <text:p text:style-name="P2158"/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</table:table-row>
        <table:table-row table:style-name="TableRow2167">
          <table:table-cell table:style-name="TableCell2168">
            <text:p text:style-name="P2169">Sluit de spuitmond op<text:s/>correcte wijze af na de werkzaamheden</text:p>
          </table:table-cell>
          <table:table-cell table:style-name="TableCell2170">
            <text:p text:style-name="P2171"/>
          </table:table-cell>
          <table:table-cell table:style-name="TableCell2172">
            <text:p text:style-name="P2173"/>
          </table:table-cell>
          <table:table-cell table:style-name="TableCell2174">
            <text:p text:style-name="P2175"/>
          </table:table-cell>
          <table:table-cell table:style-name="TableCell2176">
            <text:p text:style-name="P2177"/>
          </table:table-cell>
          <table:table-cell table:style-name="TableCell2178">
            <text:p text:style-name="P2179"/>
          </table:table-cell>
        </table:table-row>
        <table:table-row table:style-name="TableRow2180">
          <table:table-cell table:style-name="TableCell2181">
            <text:p text:style-name="P2182">Totaal:</text:p>
          </table:table-cell>
          <table:table-cell table:style-name="TableCell2183" table:number-columns-spanned="5">
            <text:p text:style-name="P2184"><text:span text:style-name="T2185">/1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00%"/>
      <style:text-properties style:font-name-asian="Times New Roman" fo:font-size="12pt" style:font-size-asian="12pt" style:font-size-complex="12pt" style:language-asian="nl" style:country-asian="NL"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language="en" fo:country="GB"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nl" style:country-asian="BE" fo:hyphenate="false"/>
    </style:style>
    <style:style style:name="GeenafstandChar" style:display-name="Geen afstand Char" style:family="text" style:parent-style-name="Standaardalinea-lettertype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en feys</meta:initial-creator>
    <dc:creator>koen feys</dc:creator>
    <meta:creation-date>2017-02-20T08:13:00Z</meta:creation-date>
    <dc:date>2017-02-20T08:13:00Z</dc:date>
    <meta:template xlink:href="Normal" xlink:type="simple"/>
    <meta:editing-cycles>2</meta:editing-cycles>
    <meta:editing-duration>PT60S</meta:editing-duration>
    <meta:document-statistic meta:page-count="12" meta:paragraph-count="15" meta:word-count="1204" meta:character-count="7811" meta:row-count="55" meta:non-whitespace-character-count="6622"/>
  </office:meta>
</office:document-meta>
</file>